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ro1" style:family="table-row">
      <style:table-row-properties style:row-height="12.76pt" fo:break-before="auto" style:use-optimal-row-height="false"/>
    </style:style>
    <style:style style:name="ta1" style:family="table" style:master-page-name="PageStyle_5f_Amplification_20_Data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Amplification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22_Ex009-3_batch23_estimate_PCR_cycle.e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22 14:59:40 PM ED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Δ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93.4169921875" calcext:value-type="float">
            <text:p>-193.4169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3.4169921875" calcext:value-type="float">
            <text:p>193.4169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.4619140625" calcext:value-type="float">
            <text:p>500.461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94.9296875" calcext:value-type="float">
            <text:p>794.9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0.658203125" calcext:value-type="float">
            <text:p>990.65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2.4111328125" calcext:value-type="float">
            <text:p>1202.4111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42.5107421875" calcext:value-type="float">
            <text:p>1342.510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47.5029296875" calcext:value-type="float">
            <text:p>1447.5029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04.701171875" calcext:value-type="float">
            <text:p>1504.70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99.5849609375" calcext:value-type="float">
            <text:p>1599.5849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03.875" calcext:value-type="float">
            <text:p>1703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79.5107421875" calcext:value-type="float">
            <text:p>1779.510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44.97265625" calcext:value-type="float">
            <text:p>1844.9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18.9716796875" calcext:value-type="float">
            <text:p>1918.9716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83.6396484375" calcext:value-type="float">
            <text:p>1983.639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24.037109375" calcext:value-type="float">
            <text:p>2024.037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11.0224609375" calcext:value-type="float">
            <text:p>2111.022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89.5146484375" calcext:value-type="float">
            <text:p>2189.514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44.857421875" calcext:value-type="float">
            <text:p>2244.85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56.4306640625" calcext:value-type="float">
            <text:p>2356.4306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18.9814453125" calcext:value-type="float">
            <text:p>2518.9814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922.8974609375" calcext:value-type="float">
            <text:p>2922.897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26.4619140625" calcext:value-type="float">
            <text:p>3726.461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302.0302734375" calcext:value-type="float">
            <text:p>5302.030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427.4267578125" calcext:value-type="float">
            <text:p>8427.4267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288.5322265625" calcext:value-type="float">
            <text:p>14288.532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175.92578125" calcext:value-type="float">
            <text:p>25175.9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825.9140625" calcext:value-type="float">
            <text:p>43825.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1483.5" calcext:value-type="float">
            <text:p>71483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2873.828125" calcext:value-type="float">
            <text:p>102873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27243" calcext:value-type="float">
            <text:p>1272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0819.859375" calcext:value-type="float">
            <text:p>140819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9457.109375" calcext:value-type="float">
            <text:p>149457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4182.6875" calcext:value-type="float">
            <text:p>154182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7656.359375" calcext:value-type="float">
            <text:p>157656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9927.3125" calcext:value-type="float">
            <text:p>159927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1300.9375" calcext:value-type="float">
            <text:p>161300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2420.609375" calcext:value-type="float">
            <text:p>162420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2588.90625" calcext:value-type="float">
            <text:p>162588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2911.65625" calcext:value-type="float">
            <text:p>162911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27.6494140625" calcext:value-type="float">
            <text:p>-527.6494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7.6494140625" calcext:value-type="float">
            <text:p>527.6494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74.3916015625" calcext:value-type="float">
            <text:p>1474.3916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75.6337890625" calcext:value-type="float">
            <text:p>2375.6337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824.2294921875" calcext:value-type="float">
            <text:p>3824.2294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89.4580078125" calcext:value-type="float">
            <text:p>6289.4580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31.4423828125" calcext:value-type="float">
            <text:p>10631.442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565.01953125" calcext:value-type="float">
            <text:p>18565.01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483.34765625" calcext:value-type="float">
            <text:p>32483.34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960.6171875" calcext:value-type="float">
            <text:p>55960.6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9021.0234375" calcext:value-type="float">
            <text:p>89021.0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4854.9140625" calcext:value-type="float">
            <text:p>124854.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8923.640625" calcext:value-type="float">
            <text:p>148923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7263.78125" calcext:value-type="float">
            <text:p>157263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2545.3125" calcext:value-type="float">
            <text:p>162545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5434.8125" calcext:value-type="float">
            <text:p>165434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8614.3125" calcext:value-type="float">
            <text:p>168614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1435.984375" calcext:value-type="float">
            <text:p>171435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2348.25" calcext:value-type="float">
            <text:p>172348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3809.03125" calcext:value-type="float">
            <text:p>173809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5304.953125" calcext:value-type="float">
            <text:p>175304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6122.4375" calcext:value-type="float">
            <text:p>176122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7284.84375" calcext:value-type="float">
            <text:p>177284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8071.390625" calcext:value-type="float">
            <text:p>178071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9656.453125" calcext:value-type="float">
            <text:p>179656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0084.78125" calcext:value-type="float">
            <text:p>180084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0278.671875" calcext:value-type="float">
            <text:p>180278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1223.328125" calcext:value-type="float">
            <text:p>181223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2028.8125" calcext:value-type="float">
            <text:p>182028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2191.90625" calcext:value-type="float">
            <text:p>182191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2994.359375" calcext:value-type="float">
            <text:p>182994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2894.40625" calcext:value-type="float">
            <text:p>182894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3429.71875" calcext:value-type="float">
            <text:p>183429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3745.78125" calcext:value-type="float">
            <text:p>183745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4478.53125" calcext:value-type="float">
            <text:p>184478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4782.8125" calcext:value-type="float">
            <text:p>184782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4653.90625" calcext:value-type="float">
            <text:p>184653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4974.90625" calcext:value-type="float">
            <text:p>184974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5029.921875" calcext:value-type="float">
            <text:p>185029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5675.5" calcext:value-type="float">
            <text:p>185675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12.5810546875" calcext:value-type="float">
            <text:p>-312.581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2.5810546875" calcext:value-type="float">
            <text:p>312.581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35.4736328125" calcext:value-type="float">
            <text:p>935.4736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93.1826171875" calcext:value-type="float">
            <text:p>1693.1826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48.95703125" calcext:value-type="float">
            <text:p>2748.95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03.2138671875" calcext:value-type="float">
            <text:p>4603.213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47.1474609375" calcext:value-type="float">
            <text:p>8047.147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466.8505859375" calcext:value-type="float">
            <text:p>14466.8505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071.54296875" calcext:value-type="float">
            <text:p>26071.5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300.0703125" calcext:value-type="float">
            <text:p>46300.0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628.125" calcext:value-type="float">
            <text:p>77628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768.1796875" calcext:value-type="float">
            <text:p>116768.1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2717.34375" calcext:value-type="float">
            <text:p>152717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9203.6875" calcext:value-type="float">
            <text:p>169203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6663.25" calcext:value-type="float">
            <text:p>176663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0033.578125" calcext:value-type="float">
            <text:p>180033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3515.03125" calcext:value-type="float">
            <text:p>183515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6778.953125" calcext:value-type="float">
            <text:p>186778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8590.28125" calcext:value-type="float">
            <text:p>188590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0678.90625" calcext:value-type="float">
            <text:p>190678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2096.8125" calcext:value-type="float">
            <text:p>192096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605.8125" calcext:value-type="float">
            <text:p>192605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132.328125" calcext:value-type="float">
            <text:p>194132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5015.46875" calcext:value-type="float">
            <text:p>195015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5952.515625" calcext:value-type="float">
            <text:p>195952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6491.828125" calcext:value-type="float">
            <text:p>196491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7445.09375" calcext:value-type="float">
            <text:p>197445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246.734375" calcext:value-type="float">
            <text:p>198246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884.125" calcext:value-type="float">
            <text:p>198884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9343.03125" calcext:value-type="float">
            <text:p>199343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9910.8125" calcext:value-type="float">
            <text:p>199910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0497.59375" calcext:value-type="float">
            <text:p>200497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1233.515625" calcext:value-type="float">
            <text:p>201233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1271.71875" calcext:value-type="float">
            <text:p>201271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1692.578125" calcext:value-type="float">
            <text:p>201692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2205.890625" calcext:value-type="float">
            <text:p>202205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2232.75" calcext:value-type="float">
            <text:p>202232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3056.140625" calcext:value-type="float">
            <text:p>203056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2726.40625" calcext:value-type="float">
            <text:p>202726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2624.4375" calcext:value-type="float">
            <text:p>202624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21.11962890625" calcext:value-type="float">
            <text:p>-521.119628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1.11962890625" calcext:value-type="float">
            <text:p>521.119628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6.44580078125" calcext:value-type="float">
            <text:p>1146.445800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37.71142578125" calcext:value-type="float">
            <text:p>1837.711425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13.07568359375" calcext:value-type="float">
            <text:p>3013.0756835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63.42236328125" calcext:value-type="float">
            <text:p>4863.422363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447.810546875" calcext:value-type="float">
            <text:p>8447.81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898.392578125" calcext:value-type="float">
            <text:p>14898.39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559.419921875" calcext:value-type="float">
            <text:p>26559.419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958.234375" calcext:value-type="float">
            <text:p>46958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9519.0390625" calcext:value-type="float">
            <text:p>79519.0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7949.7421875" calcext:value-type="float">
            <text:p>117949.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3428.9375" calcext:value-type="float">
            <text:p>153428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300.203125" calcext:value-type="float">
            <text:p>170300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7814" calcext:value-type="float">
            <text:p>1778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2355.71875" calcext:value-type="float">
            <text:p>182355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5460.28125" calcext:value-type="float">
            <text:p>185460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9178.359375" calcext:value-type="float">
            <text:p>189178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2229.71875" calcext:value-type="float">
            <text:p>192229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4415.5625" calcext:value-type="float">
            <text:p>194415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5681.875" calcext:value-type="float">
            <text:p>195681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8246.75" calcext:value-type="float">
            <text:p>198246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750.3125" calcext:value-type="float">
            <text:p>198750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8978.09375" calcext:value-type="float">
            <text:p>198978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0190.25" calcext:value-type="float">
            <text:p>20019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265.046875" calcext:value-type="float">
            <text:p>201265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4101.609375" calcext:value-type="float">
            <text:p>204101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3362.125" calcext:value-type="float">
            <text:p>203362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4235.3125" calcext:value-type="float">
            <text:p>204235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4322.8125" calcext:value-type="float">
            <text:p>204322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4929.546875" calcext:value-type="float">
            <text:p>204929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5245.375" calcext:value-type="float">
            <text:p>205245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6165.5" calcext:value-type="float">
            <text:p>206165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6601.4375" calcext:value-type="float">
            <text:p>206601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7956.96875" calcext:value-type="float">
            <text:p>207956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8613.0625" calcext:value-type="float">
            <text:p>208613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6608.625" calcext:value-type="float">
            <text:p>206608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8652.421875" calcext:value-type="float">
            <text:p>208652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6647.96875" calcext:value-type="float">
            <text:p>206647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7158.5625" calcext:value-type="float">
            <text:p>207158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17.38525390625" calcext:value-type="float">
            <text:p>-317.38525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7.38525390625" calcext:value-type="float">
            <text:p>317.38525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8.60888671875" calcext:value-type="float">
            <text:p>808.608886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40.67529296875" calcext:value-type="float">
            <text:p>1440.6752929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69.86767578125" calcext:value-type="float">
            <text:p>2369.867675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94.94384765625" calcext:value-type="float">
            <text:p>3994.943847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926.31884765625" calcext:value-type="float">
            <text:p>6926.318847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348.189453125" calcext:value-type="float">
            <text:p>12348.189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212.97265625" calcext:value-type="float">
            <text:p>22212.9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499.09765625" calcext:value-type="float">
            <text:p>39499.09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315.8046875" calcext:value-type="float">
            <text:p>66315.8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492.34375" calcext:value-type="float">
            <text:p>100492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1977.78125" calcext:value-type="float">
            <text:p>131977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7184.328125" calcext:value-type="float">
            <text:p>147184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3390.015625" calcext:value-type="float">
            <text:p>153390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6591.921875" calcext:value-type="float">
            <text:p>156591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9555.234375" calcext:value-type="float">
            <text:p>159555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2568.671875" calcext:value-type="float">
            <text:p>162568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4661.171875" calcext:value-type="float">
            <text:p>164661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6027.890625" calcext:value-type="float">
            <text:p>166027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7309.25" calcext:value-type="float">
            <text:p>16730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8818.828125" calcext:value-type="float">
            <text:p>168818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9923.328125" calcext:value-type="float">
            <text:p>169923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1111.421875" calcext:value-type="float">
            <text:p>171111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1847.546875" calcext:value-type="float">
            <text:p>171847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2549.25" calcext:value-type="float">
            <text:p>172549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3634.640625" calcext:value-type="float">
            <text:p>173634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4619.078125" calcext:value-type="float">
            <text:p>174619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5021.6875" calcext:value-type="float">
            <text:p>175021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5337.796875" calcext:value-type="float">
            <text:p>175337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6093.796875" calcext:value-type="float">
            <text:p>176093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6547.0625" calcext:value-type="float">
            <text:p>176547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6919.171875" calcext:value-type="float">
            <text:p>176919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7136.1875" calcext:value-type="float">
            <text:p>177136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7619.109375" calcext:value-type="float">
            <text:p>177619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7900.859375" calcext:value-type="float">
            <text:p>177900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8005.359375" calcext:value-type="float">
            <text:p>178005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8091.203125" calcext:value-type="float">
            <text:p>178091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8576.984375" calcext:value-type="float">
            <text:p>178576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8382.859375" calcext:value-type="float">
            <text:p>178382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858.79296875" calcext:value-type="float">
            <text:p>-1858.79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982.909118652344" calcext:value-type="float">
            <text:p>-982.90911865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491.293853759766" calcext:value-type="float">
            <text:p>-491.29385375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67.719589233398" calcext:value-type="float">
            <text:p>-167.71958923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56.280086517334" calcext:value-type="float">
            <text:p>-56.28008651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6.462158203125" calcext:value-type="float">
            <text:p>156.4621582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7.335250854492" calcext:value-type="float">
            <text:p>137.33525085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8.852874755859" calcext:value-type="float">
            <text:p>248.85287475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3.895904541016" calcext:value-type="float">
            <text:p>233.8959045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0.821731567383" calcext:value-type="float">
            <text:p>240.82173156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9.79638671875" calcext:value-type="float">
            <text:p>269.796386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8.001525878906" calcext:value-type="float">
            <text:p>118.00152587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63.8656120300293" calcext:value-type="float">
            <text:p>-63.865612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00.068687438965" calcext:value-type="float">
            <text:p>-100.0686874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284.381134033203" calcext:value-type="float">
            <text:p>-284.38113403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241.556869506836" calcext:value-type="float">
            <text:p>-241.55686950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321.605651855469" calcext:value-type="float">
            <text:p>-321.60565185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302.377075195312" calcext:value-type="float">
            <text:p>-302.37707519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346.207092285156" calcext:value-type="float">
            <text:p>-346.20709228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355.935577392578" calcext:value-type="float">
            <text:p>-355.93557739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354.302703857422" calcext:value-type="float">
            <text:p>-354.30270385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165.624908447266" calcext:value-type="float">
            <text:p>-165.62490844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.677871704102" calcext:value-type="float">
            <text:p>105.67787170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95.707214355469" calcext:value-type="float">
            <text:p>695.70721435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12.05688476563" calcext:value-type="float">
            <text:p>1812.05688476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76.29711914063" calcext:value-type="float">
            <text:p>4076.29711914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664.208984375" calcext:value-type="float">
            <text:p>8664.20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117.216796875" calcext:value-type="float">
            <text:p>17117.216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239.908203125" calcext:value-type="float">
            <text:p>32239.90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423.85546875" calcext:value-type="float">
            <text:p>56423.8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9910.671875" calcext:value-type="float">
            <text:p>89910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3684.9296875" calcext:value-type="float">
            <text:p>123684.9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4167.3125" calcext:value-type="float">
            <text:p>144167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1089.15625" calcext:value-type="float">
            <text:p>151089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6045.3125" calcext:value-type="float">
            <text:p>156045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0589.390625" calcext:value-type="float">
            <text:p>160589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2813.96875" calcext:value-type="float">
            <text:p>162813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4764.65625" calcext:value-type="float">
            <text:p>164764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7178.390625" calcext:value-type="float">
            <text:p>167178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7890.703125" calcext:value-type="float">
            <text:p>167890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43.54541015625" calcext:value-type="float">
            <text:p>-143.545410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3.54541015625" calcext:value-type="float">
            <text:p>143.545410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6.54150390625" calcext:value-type="float">
            <text:p>666.54150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11.21923828125" calcext:value-type="float">
            <text:p>1411.21923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44.35205078125" calcext:value-type="float">
            <text:p>2644.352050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14.95947265625" calcext:value-type="float">
            <text:p>5214.95947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799.46875" calcext:value-type="float">
            <text:p>9799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446.640625" calcext:value-type="float">
            <text:p>18446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520.83203125" calcext:value-type="float">
            <text:p>33520.83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768.58984375" calcext:value-type="float">
            <text:p>58768.5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4110.96875" calcext:value-type="float">
            <text:p>94110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2028.421875" calcext:value-type="float">
            <text:p>132028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8036.984375" calcext:value-type="float">
            <text:p>158036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7260.140625" calcext:value-type="float">
            <text:p>167260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3219.890625" calcext:value-type="float">
            <text:p>173219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6309.546875" calcext:value-type="float">
            <text:p>176309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9527.5" calcext:value-type="float">
            <text:p>179527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2547.703125" calcext:value-type="float">
            <text:p>182547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4525.65625" calcext:value-type="float">
            <text:p>184525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6355.578125" calcext:value-type="float">
            <text:p>186355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7721.921875" calcext:value-type="float">
            <text:p>187721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9607.8125" calcext:value-type="float">
            <text:p>189607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9831.9375" calcext:value-type="float">
            <text:p>189831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1148.171875" calcext:value-type="float">
            <text:p>191148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2287.359375" calcext:value-type="float">
            <text:p>192287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2722.203125" calcext:value-type="float">
            <text:p>192722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2850.046875" calcext:value-type="float">
            <text:p>192850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3853.015625" calcext:value-type="float">
            <text:p>193853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5092.34375" calcext:value-type="float">
            <text:p>195092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4080.65625" calcext:value-type="float">
            <text:p>194080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4968.421875" calcext:value-type="float">
            <text:p>194968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5199.078125" calcext:value-type="float">
            <text:p>195199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5451.46875" calcext:value-type="float">
            <text:p>195451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5936.96875" calcext:value-type="float">
            <text:p>195936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5847.75" calcext:value-type="float">
            <text:p>195847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6024.390625" calcext:value-type="float">
            <text:p>196024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6677.0625" calcext:value-type="float">
            <text:p>196677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6844.46875" calcext:value-type="float">
            <text:p>196844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6750.6875" calcext:value-type="float">
            <text:p>196750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7075.046875" calcext:value-type="float">
            <text:p>197075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4.27197265625" calcext:value-type="float">
            <text:p>-74.27197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.27197265625" calcext:value-type="float">
            <text:p>74.27197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7.79248046875" calcext:value-type="float">
            <text:p>507.7924804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89.55908203125" calcext:value-type="float">
            <text:p>1189.5590820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37.40478515625" calcext:value-type="float">
            <text:p>2337.404785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14.14990234375" calcext:value-type="float">
            <text:p>4614.149902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766.048828125" calcext:value-type="float">
            <text:p>8766.048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488.982421875" calcext:value-type="float">
            <text:p>16488.98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363.677734375" calcext:value-type="float">
            <text:p>30363.677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077.84765625" calcext:value-type="float">
            <text:p>54077.84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860.921875" calcext:value-type="float">
            <text:p>88860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8926.015625" calcext:value-type="float">
            <text:p>128926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0045.671875" calcext:value-type="float">
            <text:p>160045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1857.828125" calcext:value-type="float">
            <text:p>171857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7602.859375" calcext:value-type="float">
            <text:p>177602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0906.765625" calcext:value-type="float">
            <text:p>180906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4095.09375" calcext:value-type="float">
            <text:p>184095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7268.296875" calcext:value-type="float">
            <text:p>187268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8858.828125" calcext:value-type="float">
            <text:p>188858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1174.734375" calcext:value-type="float">
            <text:p>191174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1971.640625" calcext:value-type="float">
            <text:p>191971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3759.171875" calcext:value-type="float">
            <text:p>193759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254.359375" calcext:value-type="float">
            <text:p>194254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5532.15625" calcext:value-type="float">
            <text:p>195532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7058.5" calcext:value-type="float">
            <text:p>197058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7428.21875" calcext:value-type="float">
            <text:p>197428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8346.78125" calcext:value-type="float">
            <text:p>198346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0057.640625" calcext:value-type="float">
            <text:p>200057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0017.1875" calcext:value-type="float">
            <text:p>200017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735.171875" calcext:value-type="float">
            <text:p>200735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19.9375" calcext:value-type="float">
            <text:p>201619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1927.453125" calcext:value-type="float">
            <text:p>201927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2954.796875" calcext:value-type="float">
            <text:p>202954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3181.234375" calcext:value-type="float">
            <text:p>203181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2966.890625" calcext:value-type="float">
            <text:p>20296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3793.296875" calcext:value-type="float">
            <text:p>203793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3729.453125" calcext:value-type="float">
            <text:p>203729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3465.453125" calcext:value-type="float">
            <text:p>203465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3684.359375" calcext:value-type="float">
            <text:p>203684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4086.484375" calcext:value-type="float">
            <text:p>204086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6.66162109375" calcext:value-type="float">
            <text:p>-36.661621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.66162109375" calcext:value-type="float">
            <text:p>36.661621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9.40283203125" calcext:value-type="float">
            <text:p>129.4028320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0.09228515625" calcext:value-type="float">
            <text:p>390.092285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45.95458984375" calcext:value-type="float">
            <text:p>745.954589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34.43896484375" calcext:value-type="float">
            <text:p>1434.43896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04.76513671875" calcext:value-type="float">
            <text:p>2704.765136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58.47216796875" calcext:value-type="float">
            <text:p>5058.4721679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9338.771484375" calcext:value-type="float">
            <text:p>9338.77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497.341796875" calcext:value-type="float">
            <text:p>17497.341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449.455078125" calcext:value-type="float">
            <text:p>32449.455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155.95703125" calcext:value-type="float">
            <text:p>57155.95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3343.1640625" calcext:value-type="float">
            <text:p>93343.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4515.546875" calcext:value-type="float">
            <text:p>134515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5830.1875" calcext:value-type="float">
            <text:p>165830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8655.25" calcext:value-type="float">
            <text:p>178655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4591.5" calcext:value-type="float">
            <text:p>184591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8868.90625" calcext:value-type="float">
            <text:p>188868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2339.671875" calcext:value-type="float">
            <text:p>192339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5230.578125" calcext:value-type="float">
            <text:p>195230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7378" calcext:value-type="float">
            <text:p>1973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9568.65625" calcext:value-type="float">
            <text:p>199568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0949.34375" calcext:value-type="float">
            <text:p>200949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965.5625" calcext:value-type="float">
            <text:p>201965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2941.59375" calcext:value-type="float">
            <text:p>202941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4090.265625" calcext:value-type="float">
            <text:p>204090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5818.21875" calcext:value-type="float">
            <text:p>205818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6264.96875" calcext:value-type="float">
            <text:p>206264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6788" calcext:value-type="float">
            <text:p>2067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7570.15625" calcext:value-type="float">
            <text:p>207570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233.140625" calcext:value-type="float">
            <text:p>208233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8584.65625" calcext:value-type="float">
            <text:p>208584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0034.59375" calcext:value-type="float">
            <text:p>210034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0192.21875" calcext:value-type="float">
            <text:p>210192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1127.625" calcext:value-type="float">
            <text:p>211127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2351.5" calcext:value-type="float">
            <text:p>212351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1140.375" calcext:value-type="float">
            <text:p>211140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2829.75" calcext:value-type="float">
            <text:p>212829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2229.28125" calcext:value-type="float">
            <text:p>212229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2362.78125" calcext:value-type="float">
            <text:p>212362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4.6123046875" calcext:value-type="float">
            <text:p>-74.6123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.6123046875" calcext:value-type="float">
            <text:p>74.6123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5.552734375" calcext:value-type="float">
            <text:p>165.55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4.3994140625" calcext:value-type="float">
            <text:p>234.3994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1.01953125" calcext:value-type="float">
            <text:p>311.01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6.3232421875" calcext:value-type="float">
            <text:p>396.323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8.90625" calcext:value-type="float">
            <text:p>508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18.392578125" calcext:value-type="float">
            <text:p>718.39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40.9306640625" calcext:value-type="float">
            <text:p>1040.9306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74.1171875" calcext:value-type="float">
            <text:p>1774.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47.576171875" calcext:value-type="float">
            <text:p>3047.576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70.71875" calcext:value-type="float">
            <text:p>5670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502.400390625" calcext:value-type="float">
            <text:p>10502.400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396.4609375" calcext:value-type="float">
            <text:p>19396.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96.5703125" calcext:value-type="float">
            <text:p>35196.5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0915.890625" calcext:value-type="float">
            <text:p>60915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5907.5078125" calcext:value-type="float">
            <text:p>95907.5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1944.390625" calcext:value-type="float">
            <text:p>131944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3984.4375" calcext:value-type="float">
            <text:p>153984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1511.78125" calcext:value-type="float">
            <text:p>161511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5914.75" calcext:value-type="float">
            <text:p>165914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9167.796875" calcext:value-type="float">
            <text:p>169167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1740.25" calcext:value-type="float">
            <text:p>17174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4519.390625" calcext:value-type="float">
            <text:p>174519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6264.03125" calcext:value-type="float">
            <text:p>176264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8160.90625" calcext:value-type="float">
            <text:p>17816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9946.171875" calcext:value-type="float">
            <text:p>179946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1746.484375" calcext:value-type="float">
            <text:p>181746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2857.8125" calcext:value-type="float">
            <text:p>182857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4046.078125" calcext:value-type="float">
            <text:p>184046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5179.671875" calcext:value-type="float">
            <text:p>185179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5612.484375" calcext:value-type="float">
            <text:p>185612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6485" calcext:value-type="float">
            <text:p>1864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7027.109375" calcext:value-type="float">
            <text:p>187027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7656.890625" calcext:value-type="float">
            <text:p>18765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8656.953125" calcext:value-type="float">
            <text:p>188656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9206.59375" calcext:value-type="float">
            <text:p>189206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9619.125" calcext:value-type="float">
            <text:p>189619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9652.6875" calcext:value-type="float">
            <text:p>189652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9897.453125" calcext:value-type="float">
            <text:p>189897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7001180648804" calcext:value-type="float">
            <text:p>10.70011806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4.147647857666" calcext:value-type="float">
            <text:p>44.14764785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.0695114135742" calcext:value-type="float">
            <text:p>21.06951141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.4665336608887" calcext:value-type="float">
            <text:p>33.46653366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.6101398468018" calcext:value-type="float">
            <text:p>19.61013984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.9095058441162" calcext:value-type="float">
            <text:p>11.90950584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2.0029191970825" calcext:value-type="float">
            <text:p>-12.00291919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24880886077881" calcext:value-type="float">
            <text:p>8.24880886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9.10444259643555" calcext:value-type="float">
            <text:p>-9.10444259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81913042068481" calcext:value-type="float">
            <text:p>5.81913042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94714069366455" calcext:value-type="float">
            <text:p>2.94714069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7.25749063491821" calcext:value-type="float">
            <text:p>-7.25749063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21.4056644439697" calcext:value-type="float">
            <text:p>-21.4056644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32.8606910705566" calcext:value-type="float">
            <text:p>-32.86069107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36.7797088623047" calcext:value-type="float">
            <text:p>-36.77970886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32.874324798584" calcext:value-type="float">
            <text:p>-32.8743247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5.2332220077515" calcext:value-type="float">
            <text:p>-15.23322200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6.63804864883423" calcext:value-type="float">
            <text:p>-6.63804864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6.24453544616699" calcext:value-type="float">
            <text:p>-6.24453544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.00354909896851" calcext:value-type="float">
            <text:p>-4.0035490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4.95073366165161" calcext:value-type="float">
            <text:p>-4.95073366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.9206237792969" calcext:value-type="float">
            <text:p>15.92062377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3.6206855773926" calcext:value-type="float">
            <text:p>23.62068557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3.48775362968445" calcext:value-type="float">
            <text:p>-3.48775362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8.3130207061768" calcext:value-type="float">
            <text:p>-18.31302070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.4181385040283" calcext:value-type="float">
            <text:p>10.418138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.3863906860352" calcext:value-type="float">
            <text:p>23.386390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.7394981384277" calcext:value-type="float">
            <text:p>34.73949813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.4681243896484" calcext:value-type="float">
            <text:p>22.46812438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.5123023986816" calcext:value-type="float">
            <text:p>23.51230239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.2539310455322" calcext:value-type="float">
            <text:p>26.25393104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.5876293182373" calcext:value-type="float">
            <text:p>30.58762931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6.4742774963379" calcext:value-type="float">
            <text:p>36.47427749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7.6049728393555" calcext:value-type="float">
            <text:p>47.60497283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7.2257804870605" calcext:value-type="float">
            <text:p>37.22578048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5.0178527832031" calcext:value-type="float">
            <text:p>55.01785278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.7029304504395" calcext:value-type="float">
            <text:p>39.70293045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7.2458572387695" calcext:value-type="float">
            <text:p>47.24585723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.5330810546875" calcext:value-type="float">
            <text:p>54.53308105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1.0027961730957" calcext:value-type="float">
            <text:p>61.00279617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7.29833984375" calcext:value-type="float">
            <text:p>-127.298339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7.29833984375" calcext:value-type="float">
            <text:p>127.298339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45.02294921875" calcext:value-type="float">
            <text:p>545.0229492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07.60888671875" calcext:value-type="float">
            <text:p>1207.608886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76.69677734375" calcext:value-type="float">
            <text:p>2476.69677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65.00732421875" calcext:value-type="float">
            <text:p>4865.0073242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265.67578125" calcext:value-type="float">
            <text:p>9265.67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408.880859375" calcext:value-type="float">
            <text:p>17408.88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477.92578125" calcext:value-type="float">
            <text:p>31477.9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282.26171875" calcext:value-type="float">
            <text:p>55282.26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8973.34375" calcext:value-type="float">
            <text:p>88973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4718.625" calcext:value-type="float">
            <text:p>124718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9487.515625" calcext:value-type="float">
            <text:p>149487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8107.359375" calcext:value-type="float">
            <text:p>158107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3533.046875" calcext:value-type="float">
            <text:p>163533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6109.140625" calcext:value-type="float">
            <text:p>166109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9216.015625" calcext:value-type="float">
            <text:p>169216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2923.8125" calcext:value-type="float">
            <text:p>172923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3919" calcext:value-type="float">
            <text:p>1739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5133.984375" calcext:value-type="float">
            <text:p>175133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6023.015625" calcext:value-type="float">
            <text:p>176023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8025.984375" calcext:value-type="float">
            <text:p>178025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8401.21875" calcext:value-type="float">
            <text:p>178401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9580.125" calcext:value-type="float">
            <text:p>179580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1063.296875" calcext:value-type="float">
            <text:p>181063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1559.609375" calcext:value-type="float">
            <text:p>181559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1898.390625" calcext:value-type="float">
            <text:p>181898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3232.5" calcext:value-type="float">
            <text:p>183232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4017.234375" calcext:value-type="float">
            <text:p>184017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4028.3125" calcext:value-type="float">
            <text:p>184028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4885.734375" calcext:value-type="float">
            <text:p>184885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4716.296875" calcext:value-type="float">
            <text:p>184716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4910.765625" calcext:value-type="float">
            <text:p>184910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5776.171875" calcext:value-type="float">
            <text:p>185776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6378.234375" calcext:value-type="float">
            <text:p>186378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6414.828125" calcext:value-type="float">
            <text:p>186414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6765.0625" calcext:value-type="float">
            <text:p>186765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6844.3125" calcext:value-type="float">
            <text:p>186844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7258.59375" calcext:value-type="float">
            <text:p>187258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7838.203125" calcext:value-type="float">
            <text:p>187838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9.54052734375" calcext:value-type="float">
            <text:p>-49.54052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.54052734375" calcext:value-type="float">
            <text:p>49.54052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9.83349609375" calcext:value-type="float">
            <text:p>409.833496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36.87744140625" calcext:value-type="float">
            <text:p>1036.8774414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17.57275390625" calcext:value-type="float">
            <text:p>2217.57275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91.87548828125" calcext:value-type="float">
            <text:p>4291.87548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100.87548828125" calcext:value-type="float">
            <text:p>8100.87548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247.658203125" calcext:value-type="float">
            <text:p>15247.65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269.7109375" calcext:value-type="float">
            <text:p>28269.7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66.16015625" calcext:value-type="float">
            <text:p>50466.16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3098.1484375" calcext:value-type="float">
            <text:p>83098.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2175.8359375" calcext:value-type="float">
            <text:p>122175.8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0781.875" calcext:value-type="float">
            <text:p>150781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2171.140625" calcext:value-type="float">
            <text:p>162171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8503.15625" calcext:value-type="float">
            <text:p>168503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511.84375" calcext:value-type="float">
            <text:p>171511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455.734375" calcext:value-type="float">
            <text:p>174455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7466.53125" calcext:value-type="float">
            <text:p>177466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9903.0625" calcext:value-type="float">
            <text:p>179903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1402.78125" calcext:value-type="float">
            <text:p>181402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2628.921875" calcext:value-type="float">
            <text:p>182628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4892.9375" calcext:value-type="float">
            <text:p>184892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5541.9375" calcext:value-type="float">
            <text:p>185541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6747.140625" calcext:value-type="float">
            <text:p>186747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7823.515625" calcext:value-type="float">
            <text:p>187823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8084.203125" calcext:value-type="float">
            <text:p>188084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0017.09375" calcext:value-type="float">
            <text:p>190017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0799.515625" calcext:value-type="float">
            <text:p>190799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9859.53125" calcext:value-type="float">
            <text:p>189859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0595.671875" calcext:value-type="float">
            <text:p>190595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0807.84375" calcext:value-type="float">
            <text:p>190807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0729.640625" calcext:value-type="float">
            <text:p>190729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0906.1875" calcext:value-type="float">
            <text:p>190906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1037.28125" calcext:value-type="float">
            <text:p>191037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1682.59375" calcext:value-type="float">
            <text:p>191682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2380.90625" calcext:value-type="float">
            <text:p>19238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2143.25" calcext:value-type="float">
            <text:p>192143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1906.59375" calcext:value-type="float">
            <text:p>191906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2400.375" calcext:value-type="float">
            <text:p>192400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2169.609375" calcext:value-type="float">
            <text:p>192169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64.8125" calcext:value-type="float">
            <text:p>-164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4.8125" calcext:value-type="float">
            <text:p>164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0.498046875" calcext:value-type="float">
            <text:p>440.498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1.8515625" calcext:value-type="float">
            <text:p>851.8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92.9208984375" calcext:value-type="float">
            <text:p>1592.920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37.54296875" calcext:value-type="float">
            <text:p>2937.5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66.494140625" calcext:value-type="float">
            <text:p>5466.494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157.322265625" calcext:value-type="float">
            <text:p>10157.32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766.908203125" calcext:value-type="float">
            <text:p>18766.90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110.78125" calcext:value-type="float">
            <text:p>34110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131.59375" calcext:value-type="float">
            <text:p>60131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082.4609375" calcext:value-type="float">
            <text:p>96082.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5186.125" calcext:value-type="float">
            <text:p>135186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1798.75" calcext:value-type="float">
            <text:p>161798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3069.5625" calcext:value-type="float">
            <text:p>173069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7223.328125" calcext:value-type="float">
            <text:p>177223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1265.0625" calcext:value-type="float">
            <text:p>181265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3924" calcext:value-type="float">
            <text:p>1839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5737.703125" calcext:value-type="float">
            <text:p>185737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7688.71875" calcext:value-type="float">
            <text:p>187688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341.0625" calcext:value-type="float">
            <text:p>189341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1057.609375" calcext:value-type="float">
            <text:p>191057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1631.8125" calcext:value-type="float">
            <text:p>191631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2262.59375" calcext:value-type="float">
            <text:p>192262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3484.96875" calcext:value-type="float">
            <text:p>193484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407.703125" calcext:value-type="float">
            <text:p>194407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5900.40625" calcext:value-type="float">
            <text:p>195900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300.59375" calcext:value-type="float">
            <text:p>196300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030.875" calcext:value-type="float">
            <text:p>197030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7497.78125" calcext:value-type="float">
            <text:p>197497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8042.0625" calcext:value-type="float">
            <text:p>198042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7950.921875" calcext:value-type="float">
            <text:p>197950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9088.59375" calcext:value-type="float">
            <text:p>199088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676.078125" calcext:value-type="float">
            <text:p>199676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9925.9375" calcext:value-type="float">
            <text:p>199925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0847.75" calcext:value-type="float">
            <text:p>200847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0106.796875" calcext:value-type="float">
            <text:p>200106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1139.78125" calcext:value-type="float">
            <text:p>201139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0439.640625" calcext:value-type="float">
            <text:p>200439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0497.625" calcext:value-type="float">
            <text:p>200497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4.072265625" calcext:value-type="float">
            <text:p>-54.07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.072265625" calcext:value-type="float">
            <text:p>54.07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0.130859375" calcext:value-type="float">
            <text:p>400.13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61.5546875" calcext:value-type="float">
            <text:p>761.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59.2578125" calcext:value-type="float">
            <text:p>1459.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30.1181640625" calcext:value-type="float">
            <text:p>2530.118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64.943359375" calcext:value-type="float">
            <text:p>4664.943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615.859375" calcext:value-type="float">
            <text:p>8615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886.0234375" calcext:value-type="float">
            <text:p>15886.0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338.6796875" calcext:value-type="float">
            <text:p>29338.6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616.88671875" calcext:value-type="float">
            <text:p>51616.8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862.265625" calcext:value-type="float">
            <text:p>83862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352.71875" calcext:value-type="float">
            <text:p>120352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7355.3125" calcext:value-type="float">
            <text:p>147355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8311.203125" calcext:value-type="float">
            <text:p>158311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2867.5" calcext:value-type="float">
            <text:p>162867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5671.671875" calcext:value-type="float">
            <text:p>165671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8332.1875" calcext:value-type="float">
            <text:p>168332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1062.234375" calcext:value-type="float">
            <text:p>171062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2652.8125" calcext:value-type="float">
            <text:p>172652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3647.28125" calcext:value-type="float">
            <text:p>173647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5767.375" calcext:value-type="float">
            <text:p>175767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6531.53125" calcext:value-type="float">
            <text:p>176531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7160.984375" calcext:value-type="float">
            <text:p>177160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8507.4375" calcext:value-type="float">
            <text:p>178507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9576.046875" calcext:value-type="float">
            <text:p>179576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9886.65625" calcext:value-type="float">
            <text:p>179886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0984.28125" calcext:value-type="float">
            <text:p>180984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2410.5625" calcext:value-type="float">
            <text:p>182410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2230.125" calcext:value-type="float">
            <text:p>182230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3160.34375" calcext:value-type="float">
            <text:p>183160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3146.65625" calcext:value-type="float">
            <text:p>183146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4131.34375" calcext:value-type="float">
            <text:p>184131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4377.0625" calcext:value-type="float">
            <text:p>184377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4045.265625" calcext:value-type="float">
            <text:p>184045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5663.59375" calcext:value-type="float">
            <text:p>185663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5067.90625" calcext:value-type="float">
            <text:p>185067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5707.6875" calcext:value-type="float">
            <text:p>185707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5443.375" calcext:value-type="float">
            <text:p>185443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6163.4375" calcext:value-type="float">
            <text:p>186163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.912063598633" calcext:value-type="float">
            <text:p>-128.9120635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6.2091064453125" calcext:value-type="float">
            <text:p>-86.20910644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50.8216552734375" calcext:value-type="float">
            <text:p>-50.82165527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7.7140941619873" calcext:value-type="float">
            <text:p>-17.7140941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8.1673545837402" calcext:value-type="float">
            <text:p>-18.16735458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6521806716919" calcext:value-type="float">
            <text:p>15.65218067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.1646175384521" calcext:value-type="float">
            <text:p>24.16461753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.5642929077148" calcext:value-type="float">
            <text:p>34.56429290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.2131748199463" calcext:value-type="float">
            <text:p>20.21317481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3290977478027" calcext:value-type="float">
            <text:p>10.32909774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.1672801971436" calcext:value-type="float">
            <text:p>22.16728019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.7449645996094" calcext:value-type="float">
            <text:p>23.74496459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.66206455230713" calcext:value-type="float">
            <text:p>5.66206455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.68298590183258" calcext:value-type="float">
            <text:p>1.68298590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34.724681854248" calcext:value-type="float">
            <text:p>-34.72468185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9.08956336975098" calcext:value-type="float">
            <text:p>-9.08956336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27.6633071899414" calcext:value-type="float">
            <text:p>-27.66330718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57.4915084838867" calcext:value-type="float">
            <text:p>-57.49150848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37.8972816467285" calcext:value-type="float">
            <text:p>-37.89728164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8.4327583312988" calcext:value-type="float">
            <text:p>-48.4327583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60.2613830566406" calcext:value-type="float">
            <text:p>-60.26138305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27.9318695068359" calcext:value-type="float">
            <text:p>-27.93186950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52.187801361084" calcext:value-type="float">
            <text:p>-52.18780136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72.2395172119141" calcext:value-type="float">
            <text:p>-72.23951721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68.4611434936523" calcext:value-type="float">
            <text:p>-68.46114349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84.9274063110352" calcext:value-type="float">
            <text:p>-84.9274063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76.711540222168" calcext:value-type="float">
            <text:p>-76.71154022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90.9055862426758" calcext:value-type="float">
            <text:p>-90.90558624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88.5900421142578" calcext:value-type="float">
            <text:p>-88.59004211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86.3511657714844" calcext:value-type="float">
            <text:p>-86.35116577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-95.6526336669922" calcext:value-type="float">
            <text:p>-95.6526336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103.342529296875" calcext:value-type="float">
            <text:p>-103.34252929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97.9100494384766" calcext:value-type="float">
            <text:p>-97.91004943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113.619773864746" calcext:value-type="float">
            <text:p>-113.61977386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35.331649780273" calcext:value-type="float">
            <text:p>-135.33164978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29.706954956055" calcext:value-type="float">
            <text:p>-129.70695495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-144.636108398438" calcext:value-type="float">
            <text:p>-144.63610839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156.44563293457" calcext:value-type="float">
            <text:p>-156.44563293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168.921051025391" calcext:value-type="float">
            <text:p>-168.92105102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199.611190795898" calcext:value-type="float">
            <text:p>-199.61119079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53.94677734375" calcext:value-type="float">
            <text:p>-153.94677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3.94677734375" calcext:value-type="float">
            <text:p>153.94677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88.23974609375" calcext:value-type="float">
            <text:p>588.239746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17.53076171875" calcext:value-type="float">
            <text:p>1517.5307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24.00927734375" calcext:value-type="float">
            <text:p>3224.00927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268.86083984375" calcext:value-type="float">
            <text:p>6268.860839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166.19921875" calcext:value-type="float">
            <text:p>12166.19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817.10546875" calcext:value-type="float">
            <text:p>22817.1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127.65234375" calcext:value-type="float">
            <text:p>41127.65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0080.890625" calcext:value-type="float">
            <text:p>70080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7234.703125" calcext:value-type="float">
            <text:p>107234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1056.109375" calcext:value-type="float">
            <text:p>141056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8858.34375" calcext:value-type="float">
            <text:p>158858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4741.796875" calcext:value-type="float">
            <text:p>164741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123.640625" calcext:value-type="float">
            <text:p>170123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3566.140625" calcext:value-type="float">
            <text:p>173566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6507.65625" calcext:value-type="float">
            <text:p>176507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9024.203125" calcext:value-type="float">
            <text:p>179024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1438.53125" calcext:value-type="float">
            <text:p>181438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3529.9375" calcext:value-type="float">
            <text:p>183529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5086.765625" calcext:value-type="float">
            <text:p>185086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6952.546875" calcext:value-type="float">
            <text:p>186952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7014.9375" calcext:value-type="float">
            <text:p>187014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8047.40625" calcext:value-type="float">
            <text:p>188047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8282.453125" calcext:value-type="float">
            <text:p>188282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9489.765625" calcext:value-type="float">
            <text:p>189489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1183.71875" calcext:value-type="float">
            <text:p>191183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2099.546875" calcext:value-type="float">
            <text:p>192099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3507.578125" calcext:value-type="float">
            <text:p>193507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4020.328125" calcext:value-type="float">
            <text:p>194020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4035.546875" calcext:value-type="float">
            <text:p>194035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4761.984375" calcext:value-type="float">
            <text:p>194761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4777.15625" calcext:value-type="float">
            <text:p>194777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5679.140625" calcext:value-type="float">
            <text:p>195679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4304.28125" calcext:value-type="float">
            <text:p>194304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6220.796875" calcext:value-type="float">
            <text:p>196220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6318.46875" calcext:value-type="float">
            <text:p>196318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6309.421875" calcext:value-type="float">
            <text:p>196309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7359.265625" calcext:value-type="float">
            <text:p>197359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6085.34375" calcext:value-type="float">
            <text:p>196085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.6201171875" calcext:value-type="float">
            <text:p>61.620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61.6201171875" calcext:value-type="float">
            <text:p>-61.620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6.7314453125" calcext:value-type="float">
            <text:p>256.7314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3.4384765625" calcext:value-type="float">
            <text:p>473.4384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67.96484375" calcext:value-type="float">
            <text:p>1067.9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99.501953125" calcext:value-type="float">
            <text:p>2099.501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68.7236328125" calcext:value-type="float">
            <text:p>4068.7236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07.5673828125" calcext:value-type="float">
            <text:p>7807.567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708.7314453125" calcext:value-type="float">
            <text:p>14708.7314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223.24609375" calcext:value-type="float">
            <text:p>27223.24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792.08203125" calcext:value-type="float">
            <text:p>48792.0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061.140625" calcext:value-type="float">
            <text:p>81061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0015.953125" calcext:value-type="float">
            <text:p>120015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1988.515625" calcext:value-type="float">
            <text:p>151988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6897.15625" calcext:value-type="float">
            <text:p>166897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3048" calcext:value-type="float">
            <text:p>1730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7689.328125" calcext:value-type="float">
            <text:p>177689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2358.78125" calcext:value-type="float">
            <text:p>182358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7571.59375" calcext:value-type="float">
            <text:p>187571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405.828125" calcext:value-type="float">
            <text:p>189405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3456.234375" calcext:value-type="float">
            <text:p>193456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5405.9375" calcext:value-type="float">
            <text:p>195405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6198.75" calcext:value-type="float">
            <text:p>196198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8256.3125" calcext:value-type="float">
            <text:p>198256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9645.15625" calcext:value-type="float">
            <text:p>199645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0702.84375" calcext:value-type="float">
            <text:p>200702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2455.828125" calcext:value-type="float">
            <text:p>202455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2717.65625" calcext:value-type="float">
            <text:p>202717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3930.046875" calcext:value-type="float">
            <text:p>203930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4666.8125" calcext:value-type="float">
            <text:p>204666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5623.21875" calcext:value-type="float">
            <text:p>205623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6158.546875" calcext:value-type="float">
            <text:p>206158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7212.8125" calcext:value-type="float">
            <text:p>207212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6710.03125" calcext:value-type="float">
            <text:p>206710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8176.5" calcext:value-type="float">
            <text:p>208176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8398.21875" calcext:value-type="float">
            <text:p>208398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8712.3125" calcext:value-type="float">
            <text:p>208712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8872.8125" calcext:value-type="float">
            <text:p>208872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9433.8125" calcext:value-type="float">
            <text:p>209433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9479.4375" calcext:value-type="float">
            <text:p>209479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.84423828125" calcext:value-type="float">
            <text:p>81.84423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.84423828125" calcext:value-type="float">
            <text:p>-81.84423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1.60205078125" calcext:value-type="float">
            <text:p>231.602050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4.61767578125" calcext:value-type="float">
            <text:p>594.617675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76.19580078125" calcext:value-type="float">
            <text:p>1176.195800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00.13134765625" calcext:value-type="float">
            <text:p>2100.131347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02.46044921875" calcext:value-type="float">
            <text:p>4002.4604492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477.44775390625" calcext:value-type="float">
            <text:p>7477.44775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081.0625" calcext:value-type="float">
            <text:p>14081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204.080078125" calcext:value-type="float">
            <text:p>26204.080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258.04296875" calcext:value-type="float">
            <text:p>46258.0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7210.3671875" calcext:value-type="float">
            <text:p>77210.3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4382.109375" calcext:value-type="float">
            <text:p>114382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5525.546875" calcext:value-type="float">
            <text:p>145525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0134.15625" calcext:value-type="float">
            <text:p>160134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5297.046875" calcext:value-type="float">
            <text:p>165297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9931.171875" calcext:value-type="float">
            <text:p>169931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3467.484375" calcext:value-type="float">
            <text:p>173467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5452.40625" calcext:value-type="float">
            <text:p>175452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7893.53125" calcext:value-type="float">
            <text:p>177893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0728.421875" calcext:value-type="float">
            <text:p>180728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1403.265625" calcext:value-type="float">
            <text:p>181403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2158.625" calcext:value-type="float">
            <text:p>182158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4115.671875" calcext:value-type="float">
            <text:p>184115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5903.296875" calcext:value-type="float">
            <text:p>185903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6005.390625" calcext:value-type="float">
            <text:p>186005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6108.953125" calcext:value-type="float">
            <text:p>186108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8148.453125" calcext:value-type="float">
            <text:p>188148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9201.578125" calcext:value-type="float">
            <text:p>189201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236.453125" calcext:value-type="float">
            <text:p>189236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0294.109375" calcext:value-type="float">
            <text:p>190294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1063.796875" calcext:value-type="float">
            <text:p>191063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1581.84375" calcext:value-type="float">
            <text:p>191581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1985.640625" calcext:value-type="float">
            <text:p>191985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2204.609375" calcext:value-type="float">
            <text:p>192204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2376.765625" calcext:value-type="float">
            <text:p>192376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4871.296875" calcext:value-type="float">
            <text:p>194871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3734.515625" calcext:value-type="float">
            <text:p>193734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5415.953125" calcext:value-type="float">
            <text:p>195415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4527.84375" calcext:value-type="float">
            <text:p>194527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.704833984375" calcext:value-type="float">
            <text:p>-2.70483398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704833984375" calcext:value-type="float">
            <text:p>2.70483398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4.548095703125" calcext:value-type="float">
            <text:p>204.5480957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2.007568359375" calcext:value-type="float">
            <text:p>552.00756835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0.60571289063" calcext:value-type="float">
            <text:p>1160.60571289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05.34008789062" calcext:value-type="float">
            <text:p>2105.34008789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134.6982421875" calcext:value-type="float">
            <text:p>4134.698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889.05078125" calcext:value-type="float">
            <text:p>7889.05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846.2177734375" calcext:value-type="float">
            <text:p>14846.2177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254.1953125" calcext:value-type="float">
            <text:p>27254.1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917.3828125" calcext:value-type="float">
            <text:p>47917.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6831.7421875" calcext:value-type="float">
            <text:p>76831.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8197.7265625" calcext:value-type="float">
            <text:p>108197.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9479.7734375" calcext:value-type="float">
            <text:p>129479.7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7819.171875" calcext:value-type="float">
            <text:p>137819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1332.3125" calcext:value-type="float">
            <text:p>141332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4393.203125" calcext:value-type="float">
            <text:p>144393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7980.25" calcext:value-type="float">
            <text:p>147980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9935.046875" calcext:value-type="float">
            <text:p>149935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1604.78125" calcext:value-type="float">
            <text:p>151604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3442.828125" calcext:value-type="float">
            <text:p>153442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4119.328125" calcext:value-type="float">
            <text:p>154119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5940.46875" calcext:value-type="float">
            <text:p>155940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780.796875" calcext:value-type="float">
            <text:p>156780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7973.890625" calcext:value-type="float">
            <text:p>157973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8786.484375" calcext:value-type="float">
            <text:p>158786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9293.046875" calcext:value-type="float">
            <text:p>159293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9990.234375" calcext:value-type="float">
            <text:p>159990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0363.359375" calcext:value-type="float">
            <text:p>160363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1332.609375" calcext:value-type="float">
            <text:p>161332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356.6875" calcext:value-type="float">
            <text:p>162356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2536.328125" calcext:value-type="float">
            <text:p>162536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3430.796875" calcext:value-type="float">
            <text:p>163430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3883.640625" calcext:value-type="float">
            <text:p>163883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3955.515625" calcext:value-type="float">
            <text:p>163955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5052.859375" calcext:value-type="float">
            <text:p>165052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5372.640625" calcext:value-type="float">
            <text:p>165372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5356.328125" calcext:value-type="float">
            <text:p>165356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5687.359375" calcext:value-type="float">
            <text:p>165687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5673.359375" calcext:value-type="float">
            <text:p>165673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.96083211898804" calcext:value-type="float">
            <text:p>-7.9608321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.17326068878174" calcext:value-type="float">
            <text:p>-5.17326068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.4038619995117" calcext:value-type="float">
            <text:p>24.40386199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.26071512699127" calcext:value-type="float">
            <text:p>-1.2607151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75659275054932" calcext:value-type="float">
            <text:p>6.75659275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7905025482178" calcext:value-type="float">
            <text:p>15.79050254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5.84721899032593" calcext:value-type="float">
            <text:p>-5.84721899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6.68953037261963" calcext:value-type="float">
            <text:p>-6.68953037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8.3934135437012" calcext:value-type="float">
            <text:p>-18.39341354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2.458137512207" calcext:value-type="float">
            <text:p>-12.4581375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03890705108643" calcext:value-type="float">
            <text:p>9.03890705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15.4520854949951" calcext:value-type="float">
            <text:p>-15.4520854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0.759484827518463" calcext:value-type="float">
            <text:p>-0.75948482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.11500072479248" calcext:value-type="float">
            <text:p>6.11500072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0.494156062602997" calcext:value-type="float">
            <text:p>-0.49415606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10.2764091491699" calcext:value-type="float">
            <text:p>-10.27640914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0.931708157062531" calcext:value-type="float">
            <text:p>-0.93170815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14.084321975708" calcext:value-type="float">
            <text:p>-14.08432197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.76355218887329" calcext:value-type="float">
            <text:p>1.76355218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7.83779239654541" calcext:value-type="float">
            <text:p>-7.83779239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3.340259552002" calcext:value-type="float">
            <text:p>-13.3402595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.0693826675415" calcext:value-type="float">
            <text:p>8.06938266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.42555713653564" calcext:value-type="float">
            <text:p>8.42555713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1411075592041" calcext:value-type="float">
            <text:p>15.14110755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.3207693099976" calcext:value-type="float">
            <text:p>12.320769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21.035945892334" calcext:value-type="float">
            <text:p>-21.03594589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.37174224853516" calcext:value-type="float">
            <text:p>1.37174224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.6419792175293" calcext:value-type="float">
            <text:p>29.64197921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2.0482320785522" calcext:value-type="float">
            <text:p>-12.04823207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.24153709411621" calcext:value-type="float">
            <text:p>6.24153709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.9829654693603" calcext:value-type="float">
            <text:p>25.98296546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.1946105957031" calcext:value-type="float">
            <text:p>25.19461059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.3093299865723" calcext:value-type="float">
            <text:p>18.309329986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.2038345336914" calcext:value-type="float">
            <text:p>35.20383453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.8205070495605" calcext:value-type="float">
            <text:p>38.82050704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.2140369415283" calcext:value-type="float">
            <text:p>28.21403694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.9605922698975" calcext:value-type="float">
            <text:p>20.96059226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.3384971618652" calcext:value-type="float">
            <text:p>30.33849716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3.5679626464844" calcext:value-type="float">
            <text:p>33.56796264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.4326820373535" calcext:value-type="float">
            <text:p>30.43268203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7.0771484375" calcext:value-type="float">
            <text:p>-97.077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7.0771484375" calcext:value-type="float">
            <text:p>97.077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3.2763671875" calcext:value-type="float">
            <text:p>343.2763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3.708984375" calcext:value-type="float">
            <text:p>883.70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63.6630859375" calcext:value-type="float">
            <text:p>1663.663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10.8955078125" calcext:value-type="float">
            <text:p>3210.8955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944.8310546875" calcext:value-type="float">
            <text:p>5944.831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270.6044921875" calcext:value-type="float">
            <text:p>11270.6044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182.71875" calcext:value-type="float">
            <text:p>21182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491.26171875" calcext:value-type="float">
            <text:p>38491.26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6189.125" calcext:value-type="float">
            <text:p>66189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3435.265625" calcext:value-type="float">
            <text:p>103435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9914.5" calcext:value-type="float">
            <text:p>139914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0988.4375" calcext:value-type="float">
            <text:p>160988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9972.78125" calcext:value-type="float">
            <text:p>169972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4154.59375" calcext:value-type="float">
            <text:p>174154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6999.8125" calcext:value-type="float">
            <text:p>176999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9745.5" calcext:value-type="float">
            <text:p>179745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2390.578125" calcext:value-type="float">
            <text:p>182390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4958.203125" calcext:value-type="float">
            <text:p>184958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5779.8125" calcext:value-type="float">
            <text:p>185779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7787.21875" calcext:value-type="float">
            <text:p>187787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7952.515625" calcext:value-type="float">
            <text:p>187952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8914.5625" calcext:value-type="float">
            <text:p>188914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8436.640625" calcext:value-type="float">
            <text:p>188436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0149.640625" calcext:value-type="float">
            <text:p>190149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1713.53125" calcext:value-type="float">
            <text:p>191713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1870" calcext:value-type="float">
            <text:p>1918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3031.328125" calcext:value-type="float">
            <text:p>193031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4066.90625" calcext:value-type="float">
            <text:p>194066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3964.5" calcext:value-type="float">
            <text:p>193964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4341.046875" calcext:value-type="float">
            <text:p>194341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5511.25" calcext:value-type="float">
            <text:p>19551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5442.5625" calcext:value-type="float">
            <text:p>195442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4301.015625" calcext:value-type="float">
            <text:p>194301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6440.96875" calcext:value-type="float">
            <text:p>196440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6318.03125" calcext:value-type="float">
            <text:p>196318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6560.03125" calcext:value-type="float">
            <text:p>196560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6886.28125" calcext:value-type="float">
            <text:p>196886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5950.90625" calcext:value-type="float">
            <text:p>19595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265625" calcext:value-type="float">
            <text:p>13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3.265625" calcext:value-type="float">
            <text:p>-13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3.0859375" calcext:value-type="float">
            <text:p>213.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3.6123046875" calcext:value-type="float">
            <text:p>453.6123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55.49609375" calcext:value-type="float">
            <text:p>855.49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80.5830078125" calcext:value-type="float">
            <text:p>1680.5830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90.3056640625" calcext:value-type="float">
            <text:p>3190.3056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35.8125" calcext:value-type="float">
            <text:p>5935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131.27734375" calcext:value-type="float">
            <text:p>11131.27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916.521484375" calcext:value-type="float">
            <text:p>20916.52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237.71875" calcext:value-type="float">
            <text:p>38237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107.0546875" calcext:value-type="float">
            <text:p>66107.0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3909.0625" calcext:value-type="float">
            <text:p>103909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1631.625" calcext:value-type="float">
            <text:p>141631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5521" calcext:value-type="float">
            <text:p>1655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3854.5" calcext:value-type="float">
            <text:p>173854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7958.28125" calcext:value-type="float">
            <text:p>177958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1804.1875" calcext:value-type="float">
            <text:p>181804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5749.09375" calcext:value-type="float">
            <text:p>185749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7016.6875" calcext:value-type="float">
            <text:p>187016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217.5625" calcext:value-type="float">
            <text:p>189217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0661.59375" calcext:value-type="float">
            <text:p>190661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1026.625" calcext:value-type="float">
            <text:p>191026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2848.75" calcext:value-type="float">
            <text:p>192848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4133.40625" calcext:value-type="float">
            <text:p>194133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800.15625" calcext:value-type="float">
            <text:p>194800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6240.96875" calcext:value-type="float">
            <text:p>196240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894.4375" calcext:value-type="float">
            <text:p>196894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599.90625" calcext:value-type="float">
            <text:p>197599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261.3125" calcext:value-type="float">
            <text:p>198261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9240.90625" calcext:value-type="float">
            <text:p>19924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9550.90625" calcext:value-type="float">
            <text:p>19955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0210.3125" calcext:value-type="float">
            <text:p>200210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0678.0625" calcext:value-type="float">
            <text:p>200678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1690.90625" calcext:value-type="float">
            <text:p>201690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2227.96875" calcext:value-type="float">
            <text:p>202227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2407.03125" calcext:value-type="float">
            <text:p>202407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1795.09375" calcext:value-type="float">
            <text:p>201795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2281.21875" calcext:value-type="float">
            <text:p>202281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2351.71875" calcext:value-type="float">
            <text:p>202351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3.3935546875" calcext:value-type="float">
            <text:p>103.393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03.3935546875" calcext:value-type="float">
            <text:p>-103.393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7.77734375" calcext:value-type="float">
            <text:p>317.77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34.158203125" calcext:value-type="float">
            <text:p>734.15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01.9951171875" calcext:value-type="float">
            <text:p>1401.995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72.5185546875" calcext:value-type="float">
            <text:p>2472.518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608.7666015625" calcext:value-type="float">
            <text:p>4608.7666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772.3095703125" calcext:value-type="float">
            <text:p>8772.3095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473.08984375" calcext:value-type="float">
            <text:p>16473.0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521.90625" calcext:value-type="float">
            <text:p>30521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338.64453125" calcext:value-type="float">
            <text:p>53338.64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8123.2734375" calcext:value-type="float">
            <text:p>88123.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7518.484375" calcext:value-type="float">
            <text:p>127518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7768.484375" calcext:value-type="float">
            <text:p>157768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0827.4375" calcext:value-type="float">
            <text:p>170827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5344.828125" calcext:value-type="float">
            <text:p>175344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9376.640625" calcext:value-type="float">
            <text:p>179376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3243.953125" calcext:value-type="float">
            <text:p>183243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5677.625" calcext:value-type="float">
            <text:p>185677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7806.203125" calcext:value-type="float">
            <text:p>187806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9721.453125" calcext:value-type="float">
            <text:p>189721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0014.296875" calcext:value-type="float">
            <text:p>190014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1488.21875" calcext:value-type="float">
            <text:p>191488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4563.828125" calcext:value-type="float">
            <text:p>194563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5696.9375" calcext:value-type="float">
            <text:p>195696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6054.875" calcext:value-type="float">
            <text:p>196054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5531.75" calcext:value-type="float">
            <text:p>195531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8198.875" calcext:value-type="float">
            <text:p>198198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9066.765625" calcext:value-type="float">
            <text:p>199066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9690.703125" calcext:value-type="float">
            <text:p>199690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0790.703125" calcext:value-type="float">
            <text:p>200790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1761.015625" calcext:value-type="float">
            <text:p>201761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2426.359375" calcext:value-type="float">
            <text:p>202426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2086.078125" calcext:value-type="float">
            <text:p>202086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2148.59375" calcext:value-type="float">
            <text:p>202148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2517.390625" calcext:value-type="float">
            <text:p>202517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4835.28125" calcext:value-type="float">
            <text:p>204835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3169.765625" calcext:value-type="float">
            <text:p>203169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5252.09375" calcext:value-type="float">
            <text:p>205252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4908.765625" calcext:value-type="float">
            <text:p>204908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0.40771484375" calcext:value-type="float">
            <text:p>-90.40771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.40771484375" calcext:value-type="float">
            <text:p>90.40771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8.75244140625" calcext:value-type="float">
            <text:p>538.7524414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9.08349609375" calcext:value-type="float">
            <text:p>1359.083496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95.23681640625" calcext:value-type="float">
            <text:p>2795.2368164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07.58251953125" calcext:value-type="float">
            <text:p>5607.5825195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677.5546875" calcext:value-type="float">
            <text:p>10677.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03.8828125" calcext:value-type="float">
            <text:p>20103.8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6353.1640625" calcext:value-type="float">
            <text:p>36353.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1816.59765625" calcext:value-type="float">
            <text:p>61816.59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3317.234375" calcext:value-type="float">
            <text:p>93317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21319.5390625" calcext:value-type="float">
            <text:p>121319.5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4820.8125" calcext:value-type="float">
            <text:p>134820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8921.1875" calcext:value-type="float">
            <text:p>138921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2503.671875" calcext:value-type="float">
            <text:p>142503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4893.4375" calcext:value-type="float">
            <text:p>144893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7633.0625" calcext:value-type="float">
            <text:p>147633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9742.828125" calcext:value-type="float">
            <text:p>149742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1296.1875" calcext:value-type="float">
            <text:p>151296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2705.484375" calcext:value-type="float">
            <text:p>152705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4156.46875" calcext:value-type="float">
            <text:p>154156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5098.375" calcext:value-type="float">
            <text:p>155098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6123.828125" calcext:value-type="float">
            <text:p>156123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7119.09375" calcext:value-type="float">
            <text:p>157119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8336.859375" calcext:value-type="float">
            <text:p>158336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58834" calcext:value-type="float">
            <text:p>1588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9558.84375" calcext:value-type="float">
            <text:p>159558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0531.71875" calcext:value-type="float">
            <text:p>160531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0840.296875" calcext:value-type="float">
            <text:p>160840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0949.28125" calcext:value-type="float">
            <text:p>160949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1458.5" calcext:value-type="float">
            <text:p>161458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1851.390625" calcext:value-type="float">
            <text:p>161851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62281.703125" calcext:value-type="float">
            <text:p>162281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2509.75" calcext:value-type="float">
            <text:p>162509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2413.796875" calcext:value-type="float">
            <text:p>162413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3336.84375" calcext:value-type="float">
            <text:p>163336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3757.421875" calcext:value-type="float">
            <text:p>163757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3573.65625" calcext:value-type="float">
            <text:p>163573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64023.046875" calcext:value-type="float">
            <text:p>164023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63854.0625" calcext:value-type="float">
            <text:p>163854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3.0715885162353" calcext:value-type="float">
            <text:p>-23.07158851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8.9702625274658" calcext:value-type="float">
            <text:p>-28.97026252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.26590919494629" calcext:value-type="float">
            <text:p>-8.26590919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4.8017902374268" calcext:value-type="float">
            <text:p>-14.80179023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4.23098182678223" calcext:value-type="float">
            <text:p>-4.23098182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0.429216533899307" calcext:value-type="float">
            <text:p>-0.42921653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84178733825684" calcext:value-type="float">
            <text:p>2.84178733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72411918640137" calcext:value-type="float">
            <text:p>5.72411918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2.8835391998291" calcext:value-type="float">
            <text:p>-2.88353919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83277702331543" calcext:value-type="float">
            <text:p>7.83277702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2.71335768699646" calcext:value-type="float">
            <text:p>-2.7133576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.82327127456665" calcext:value-type="float">
            <text:p>5.82327127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1.621545791626" calcext:value-type="float">
            <text:p>-11.62154579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.2270946502686" calcext:value-type="float">
            <text:p>15.227094650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4.18232107162476" calcext:value-type="float">
            <text:p>-4.18232107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1.96087789535522" calcext:value-type="float">
            <text:p>-1.96087789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1.2212581634521" calcext:value-type="float">
            <text:p>31.22125816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0.792893707752228" calcext:value-type="float">
            <text:p>-0.79289370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.6780605316162" calcext:value-type="float">
            <text:p>26.67806053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2.25552487373352" calcext:value-type="float">
            <text:p>-2.25552487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14.7262201309204" calcext:value-type="float">
            <text:p>-14.72622013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12.7286539077759" calcext:value-type="float">
            <text:p>-12.72865390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.93956661224365" calcext:value-type="float">
            <text:p>7.9395666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0.376343607902527" calcext:value-type="float">
            <text:p>-0.37634360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0.631951153278351" calcext:value-type="float">
            <text:p>-0.63195115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.78919911384583" calcext:value-type="float">
            <text:p>1.78919911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9.29624271392822" calcext:value-type="float">
            <text:p>-9.29624271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15.5320749282837" calcext:value-type="float">
            <text:p>-15.53207492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.656165599823" calcext:value-type="float">
            <text:p>2.65616559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6.65925645828247" calcext:value-type="float">
            <text:p>-6.65925645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.35539960861206" calcext:value-type="float">
            <text:p>6.35539960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12.0137329101563" calcext:value-type="float">
            <text:p>-12.01373291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14.0232467651367" calcext:value-type="float">
            <text:p>-14.0232467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3.06474328041077" calcext:value-type="float">
            <text:p>-3.06474328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.53707122802734" calcext:value-type="float">
            <text:p>3.5370712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0.470001250505447" calcext:value-type="float">
            <text:p>-0.47000125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-17.1294174194336" calcext:value-type="float">
            <text:p>-17.12941741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1.86793506145477" calcext:value-type="float">
            <text:p>-1.86793506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4.83985137939453" calcext:value-type="float">
            <text:p>-4.83985137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23.3173828125" calcext:value-type="float">
            <text:p>-23.317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.98193359375" calcext:value-type="float">
            <text:p>-8.9819335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98193359375" calcext:value-type="float">
            <text:p>8.9819335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1.91845703125" calcext:value-type="float">
            <text:p>371.9184570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29.40087890625" calcext:value-type="float">
            <text:p>829.400878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50.99462890625" calcext:value-type="float">
            <text:p>1550.994628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23.90869140625" calcext:value-type="float">
            <text:p>2923.9086914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42.11376953125" calcext:value-type="float">
            <text:p>5342.1137695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199.38671875" calcext:value-type="float">
            <text:p>10199.3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118.654296875" calcext:value-type="float">
            <text:p>19118.65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663.57421875" calcext:value-type="float">
            <text:p>34663.5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359.53515625" calcext:value-type="float">
            <text:p>60359.53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335.5546875" calcext:value-type="float">
            <text:p>96335.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3688" calcext:value-type="float">
            <text:p>133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7701.15625" calcext:value-type="float">
            <text:p>157701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7342.75" calcext:value-type="float">
            <text:p>167342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778.578125" calcext:value-type="float">
            <text:p>171778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4955.765625" calcext:value-type="float">
            <text:p>174955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8878.5625" calcext:value-type="float">
            <text:p>178878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0760.65625" calcext:value-type="float">
            <text:p>180760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2713.078125" calcext:value-type="float">
            <text:p>182713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3828.15625" calcext:value-type="float">
            <text:p>183828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4990.765625" calcext:value-type="float">
            <text:p>184990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7132.546875" calcext:value-type="float">
            <text:p>187132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8114.75" calcext:value-type="float">
            <text:p>188114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9362.828125" calcext:value-type="float">
            <text:p>189362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0093.1875" calcext:value-type="float">
            <text:p>190093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9656.0625" calcext:value-type="float">
            <text:p>189656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0516.734375" calcext:value-type="float">
            <text:p>190516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1513.8125" calcext:value-type="float">
            <text:p>191513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2024.359375" calcext:value-type="float">
            <text:p>192024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2597.9375" calcext:value-type="float">
            <text:p>192597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2711.640625" calcext:value-type="float">
            <text:p>192711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3761.5" calcext:value-type="float">
            <text:p>193761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3472.3125" calcext:value-type="float">
            <text:p>193472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4384.0625" calcext:value-type="float">
            <text:p>194384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4566.1875" calcext:value-type="float">
            <text:p>194566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4693.578125" calcext:value-type="float">
            <text:p>194693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5647.953125" calcext:value-type="float">
            <text:p>195647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4973.46875" calcext:value-type="float">
            <text:p>194973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5581.34375" calcext:value-type="float">
            <text:p>195581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0.3369140625" calcext:value-type="float">
            <text:p>-50.336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.3369140625" calcext:value-type="float">
            <text:p>50.336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8.6689453125" calcext:value-type="float">
            <text:p>398.6689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6.5341796875" calcext:value-type="float">
            <text:p>726.5341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50.9072265625" calcext:value-type="float">
            <text:p>1450.907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30.3681640625" calcext:value-type="float">
            <text:p>2730.368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47.2119140625" calcext:value-type="float">
            <text:p>5247.2119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842.2275390625" calcext:value-type="float">
            <text:p>9842.2275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202.66796875" calcext:value-type="float">
            <text:p>18202.66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3424.96484375" calcext:value-type="float">
            <text:p>33424.9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840.62890625" calcext:value-type="float">
            <text:p>58840.62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4764.7109375" calcext:value-type="float">
            <text:p>94764.7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5102.546875" calcext:value-type="float">
            <text:p>135102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2606.71875" calcext:value-type="float">
            <text:p>162606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4199.546875" calcext:value-type="float">
            <text:p>174199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8462.953125" calcext:value-type="float">
            <text:p>178462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2547.640625" calcext:value-type="float">
            <text:p>182547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6331.15625" calcext:value-type="float">
            <text:p>186331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9019.46875" calcext:value-type="float">
            <text:p>189019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0706.703125" calcext:value-type="float">
            <text:p>190706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3293.078125" calcext:value-type="float">
            <text:p>193293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4399.671875" calcext:value-type="float">
            <text:p>194399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894.15625" calcext:value-type="float">
            <text:p>194894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6702.578125" calcext:value-type="float">
            <text:p>196702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8487.78125" calcext:value-type="float">
            <text:p>198487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8681.640625" calcext:value-type="float">
            <text:p>198681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9695.359375" calcext:value-type="float">
            <text:p>199695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0592.953125" calcext:value-type="float">
            <text:p>200592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2228.015625" calcext:value-type="float">
            <text:p>202228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2032.859375" calcext:value-type="float">
            <text:p>202032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3092.828125" calcext:value-type="float">
            <text:p>203092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3602.765625" calcext:value-type="float">
            <text:p>203602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4478.28125" calcext:value-type="float">
            <text:p>204478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4849.828125" calcext:value-type="float">
            <text:p>204849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5609.953125" calcext:value-type="float">
            <text:p>205609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6274.859375" calcext:value-type="float">
            <text:p>206274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6143.515625" calcext:value-type="float">
            <text:p>206143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7194.859375" calcext:value-type="float">
            <text:p>207194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7340.5" calcext:value-type="float">
            <text:p>207340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6859.359375" calcext:value-type="float">
            <text:p>206859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3173828125" calcext:value-type="float">
            <text:p>1.03173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.03173828125" calcext:value-type="float">
            <text:p>-1.031738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.00146484375" calcext:value-type="float">
            <text:p>167.00146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1.57568359375" calcext:value-type="float">
            <text:p>271.5756835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4.78076171875" calcext:value-type="float">
            <text:p>604.7807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38.42822265625" calcext:value-type="float">
            <text:p>1038.42822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35.14990234375" calcext:value-type="float">
            <text:p>1735.149902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47.21826171875" calcext:value-type="float">
            <text:p>3247.2182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934.48974609375" calcext:value-type="float">
            <text:p>5934.489746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213.580078125" calcext:value-type="float">
            <text:p>11213.580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992.341796875" calcext:value-type="float">
            <text:p>20992.341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161.72265625" calcext:value-type="float">
            <text:p>38161.7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6625.3359375" calcext:value-type="float">
            <text:p>66625.3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5337.8671875" calcext:value-type="float">
            <text:p>105337.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6142.296875" calcext:value-type="float">
            <text:p>146142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1595.25" calcext:value-type="float">
            <text:p>171595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1396.578125" calcext:value-type="float">
            <text:p>181396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7001.4375" calcext:value-type="float">
            <text:p>187001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1198.671875" calcext:value-type="float">
            <text:p>191198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4336.96875" calcext:value-type="float">
            <text:p>194336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6862.171875" calcext:value-type="float">
            <text:p>196862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8744.703125" calcext:value-type="float">
            <text:p>198744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145.890625" calcext:value-type="float">
            <text:p>201145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3098.609375" calcext:value-type="float">
            <text:p>203098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4560.234375" calcext:value-type="float">
            <text:p>204560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6127.921875" calcext:value-type="float">
            <text:p>206127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7261.984375" calcext:value-type="float">
            <text:p>207261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8721.515625" calcext:value-type="float">
            <text:p>208721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9205.015625" calcext:value-type="float">
            <text:p>209205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0362.109375" calcext:value-type="float">
            <text:p>210362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1474.40625" calcext:value-type="float">
            <text:p>211474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2609.421875" calcext:value-type="float">
            <text:p>212609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3520.765625" calcext:value-type="float">
            <text:p>213520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2563.015625" calcext:value-type="float">
            <text:p>212563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4063.171875" calcext:value-type="float">
            <text:p>214063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4586.296875" calcext:value-type="float">
            <text:p>214586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4145.28125" calcext:value-type="float">
            <text:p>214145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5453.859375" calcext:value-type="float">
            <text:p>215453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5060.4375" calcext:value-type="float">
            <text:p>215060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5450.78125" calcext:value-type="float">
            <text:p>215450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2.17822265625" calcext:value-type="float">
            <text:p>-122.17822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.17822265625" calcext:value-type="float">
            <text:p>122.178222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3.82666015625" calcext:value-type="float">
            <text:p>803.826660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99.25634765625" calcext:value-type="float">
            <text:p>1999.2563476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70.78564453125" calcext:value-type="float">
            <text:p>4170.7856445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150.92236328125" calcext:value-type="float">
            <text:p>8150.9223632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551.6015625" calcext:value-type="float">
            <text:p>15551.6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799.58984375" calcext:value-type="float">
            <text:p>28799.5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73.80859375" calcext:value-type="float">
            <text:p>50473.8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483.8984375" calcext:value-type="float">
            <text:p>81483.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5341.265625" calcext:value-type="float">
            <text:p>115341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9846.53125" calcext:value-type="float">
            <text:p>139846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9869.40625" calcext:value-type="float">
            <text:p>149869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3384.0625" calcext:value-type="float">
            <text:p>153384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6942.71875" calcext:value-type="float">
            <text:p>156942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8818.09375" calcext:value-type="float">
            <text:p>158818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0918.109375" calcext:value-type="float">
            <text:p>160918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2916.125" calcext:value-type="float">
            <text:p>162916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4238.25" calcext:value-type="float">
            <text:p>164238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5170.1875" calcext:value-type="float">
            <text:p>165170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6320.4375" calcext:value-type="float">
            <text:p>166320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7130.328125" calcext:value-type="float">
            <text:p>167130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8033.59375" calcext:value-type="float">
            <text:p>168033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9028.03125" calcext:value-type="float">
            <text:p>169028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9683.90625" calcext:value-type="float">
            <text:p>169683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70060.140625" calcext:value-type="float">
            <text:p>170060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70936.890625" calcext:value-type="float">
            <text:p>17093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1751.4375" calcext:value-type="float">
            <text:p>171751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72294.15625" calcext:value-type="float">
            <text:p>172294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2608.234375" calcext:value-type="float">
            <text:p>172608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73229.71875" calcext:value-type="float">
            <text:p>173229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3694.5625" calcext:value-type="float">
            <text:p>173694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4136.96875" calcext:value-type="float">
            <text:p>174136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4170.125" calcext:value-type="float">
            <text:p>174170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4420.21875" calcext:value-type="float">
            <text:p>174420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4616.546875" calcext:value-type="float">
            <text:p>174616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5156.890625" calcext:value-type="float">
            <text:p>17515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5103.15625" calcext:value-type="float">
            <text:p>175103.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75394.71875" calcext:value-type="float">
            <text:p>175394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5507.578125" calcext:value-type="float">
            <text:p>175507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2710313796997" calcext:value-type="float">
            <text:p>12.27103137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755126953125" calcext:value-type="float">
            <text:p>17.75512695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62758100032806" calcext:value-type="float">
            <text:p>0.36275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76555526256561" calcext:value-type="float">
            <text:p>1.76555526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0.964948356151581" calcext:value-type="float">
            <text:p>-0.96494835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9.0724048614502" calcext:value-type="float">
            <text:p>-9.07240486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1636438369751" calcext:value-type="float">
            <text:p>12.1636438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4.25460386276245" calcext:value-type="float">
            <text:p>-4.25460386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31.47265625" calcext:value-type="float">
            <text:p>-31.4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9.2666358947754" calcext:value-type="float">
            <text:p>-19.26663589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24.0603733062744" calcext:value-type="float">
            <text:p>-24.0603733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19.6534252166748" calcext:value-type="float">
            <text:p>-19.65342521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9.6742115020752" calcext:value-type="float">
            <text:p>-19.67421150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8.2255153656006" calcext:value-type="float">
            <text:p>-18.22551536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22.6525535583496" calcext:value-type="float">
            <text:p>-22.65255355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42.339599609375" calcext:value-type="float">
            <text:p>-42.33959960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16.1731300354004" calcext:value-type="float">
            <text:p>-16.173130035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38.6450881958008" calcext:value-type="float">
            <text:p>-38.64508819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28.7759838104248" calcext:value-type="float">
            <text:p>-28.7759838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43.1754341125488" calcext:value-type="float">
            <text:p>-43.1754341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44.1981735229492" calcext:value-type="float">
            <text:p>-44.19817352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32.9191551208496" calcext:value-type="float">
            <text:p>-32.91915512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48.197265625" calcext:value-type="float">
            <text:p>-48.19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54.2234230041504" calcext:value-type="float">
            <text:p>-54.22342300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43.9644241333008" calcext:value-type="float">
            <text:p>-43.96442413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60.7291069030762" calcext:value-type="float">
            <text:p>-60.72910690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75.2818756103516" calcext:value-type="float">
            <text:p>-75.281875610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55.6979293823242" calcext:value-type="float">
            <text:p>-55.69792938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45.8236961364746" calcext:value-type="float">
            <text:p>-45.82369613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76.54541015625" calcext:value-type="float">
            <text:p>-76.545410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-66.2126846313477" calcext:value-type="float">
            <text:p>-66.2126846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65.2393264770508" calcext:value-type="float">
            <text:p>-65.23932647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72.2220306396484" calcext:value-type="float">
            <text:p>-72.22203063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-49.9774360656738" calcext:value-type="float">
            <text:p>-49.97743606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70.5267868041992" calcext:value-type="float">
            <text:p>-70.52678680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67.5190048217773" calcext:value-type="float">
            <text:p>-67.51900482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-64.908203125" calcext:value-type="float">
            <text:p>-64.908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77.5923233032227" calcext:value-type="float">
            <text:p>-77.5923233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92.4473342895508" calcext:value-type="float">
            <text:p>-92.44733428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82.7767181396484" calcext:value-type="float">
            <text:p>-82.77671813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2.03466796875" calcext:value-type="float">
            <text:p>-122.0346679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2.03466796875" calcext:value-type="float">
            <text:p>122.0346679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3.82470703125" calcext:value-type="float">
            <text:p>683.8247070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19.51025390625" calcext:value-type="float">
            <text:p>1619.5102539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50.33642578125" calcext:value-type="float">
            <text:p>3150.33642578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110.92041015625" calcext:value-type="float">
            <text:p>6110.92041015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443.380859375" calcext:value-type="float">
            <text:p>11443.38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650.146484375" calcext:value-type="float">
            <text:p>21650.14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406.35546875" calcext:value-type="float">
            <text:p>39406.3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7372.8046875" calcext:value-type="float">
            <text:p>67372.8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154.3359375" calcext:value-type="float">
            <text:p>105154.3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1274.1875" calcext:value-type="float">
            <text:p>141274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2446.90625" calcext:value-type="float">
            <text:p>162446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9354.859375" calcext:value-type="float">
            <text:p>169354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5091.171875" calcext:value-type="float">
            <text:p>175091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8060.8125" calcext:value-type="float">
            <text:p>178060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1416.203125" calcext:value-type="float">
            <text:p>181416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3650.328125" calcext:value-type="float">
            <text:p>183650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7351.046875" calcext:value-type="float">
            <text:p>187351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261.5" calcext:value-type="float">
            <text:p>189261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0580.609375" calcext:value-type="float">
            <text:p>190580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1688.890625" calcext:value-type="float">
            <text:p>191688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1853.828125" calcext:value-type="float">
            <text:p>191853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3145.984375" calcext:value-type="float">
            <text:p>193145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3199.328125" calcext:value-type="float">
            <text:p>193199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5120.640625" calcext:value-type="float">
            <text:p>195120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5814.578125" calcext:value-type="float">
            <text:p>195814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046.953125" calcext:value-type="float">
            <text:p>196046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922.203125" calcext:value-type="float">
            <text:p>197922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9031.484375" calcext:value-type="float">
            <text:p>199031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9316.28125" calcext:value-type="float">
            <text:p>199316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0625.015625" calcext:value-type="float">
            <text:p>200625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1259.671875" calcext:value-type="float">
            <text:p>201259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0889.03125" calcext:value-type="float">
            <text:p>200889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0633.734375" calcext:value-type="float">
            <text:p>200633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1652.953125" calcext:value-type="float">
            <text:p>201652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1853.515625" calcext:value-type="float">
            <text:p>201853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2435.109375" calcext:value-type="float">
            <text:p>202435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1177.640625" calcext:value-type="float">
            <text:p>201177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1493.34375" calcext:value-type="float">
            <text:p>201493.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9.37109375" calcext:value-type="float">
            <text:p>-69.37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9.37109375" calcext:value-type="float">
            <text:p>69.37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6.88671875" calcext:value-type="float">
            <text:p>376.8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6.431640625" calcext:value-type="float">
            <text:p>836.43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28.9208984375" calcext:value-type="float">
            <text:p>1528.9208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57.533203125" calcext:value-type="float">
            <text:p>2857.533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352.28515625" calcext:value-type="float">
            <text:p>5352.28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048.505859375" calcext:value-type="float">
            <text:p>10048.505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573.447265625" calcext:value-type="float">
            <text:p>18573.447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062.7421875" calcext:value-type="float">
            <text:p>34062.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600.3515625" calcext:value-type="float">
            <text:p>59600.3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028.5390625" calcext:value-type="float">
            <text:p>96028.5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5928.015625" calcext:value-type="float">
            <text:p>135928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2632.03125" calcext:value-type="float">
            <text:p>162632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3844.453125" calcext:value-type="float">
            <text:p>173844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7951.046875" calcext:value-type="float">
            <text:p>177951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1645.40625" calcext:value-type="float">
            <text:p>181645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5321.5625" calcext:value-type="float">
            <text:p>185321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7736.5625" calcext:value-type="float">
            <text:p>187736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903.734375" calcext:value-type="float">
            <text:p>189903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1998.671875" calcext:value-type="float">
            <text:p>191998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3193.984375" calcext:value-type="float">
            <text:p>193193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4030.125" calcext:value-type="float">
            <text:p>194030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6115.796875" calcext:value-type="float">
            <text:p>196115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7178.234375" calcext:value-type="float">
            <text:p>197178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7702.796875" calcext:value-type="float">
            <text:p>197702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8759.078125" calcext:value-type="float">
            <text:p>198759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9757.515625" calcext:value-type="float">
            <text:p>199757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0762.421875" calcext:value-type="float">
            <text:p>200762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290.109375" calcext:value-type="float">
            <text:p>201290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986.9375" calcext:value-type="float">
            <text:p>201986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2779.359375" calcext:value-type="float">
            <text:p>202779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3836.984375" calcext:value-type="float">
            <text:p>203836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3792.984375" calcext:value-type="float">
            <text:p>203792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4796.265625" calcext:value-type="float">
            <text:p>204796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5310.015625" calcext:value-type="float">
            <text:p>205310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6084.515625" calcext:value-type="float">
            <text:p>206084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6924" calcext:value-type="float">
            <text:p>2069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6487.203125" calcext:value-type="float">
            <text:p>206487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6470.546875" calcext:value-type="float">
            <text:p>206470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4.42578125" calcext:value-type="float">
            <text:p>-64.4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.42578125" calcext:value-type="float">
            <text:p>64.42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9.07421875" calcext:value-type="float">
            <text:p>379.07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8.234375" calcext:value-type="float">
            <text:p>858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53.970703125" calcext:value-type="float">
            <text:p>1653.970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94.3125" calcext:value-type="float">
            <text:p>2994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616.173828125" calcext:value-type="float">
            <text:p>5616.17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557.8671875" calcext:value-type="float">
            <text:p>10557.8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659.93359375" calcext:value-type="float">
            <text:p>19659.93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5903.9765625" calcext:value-type="float">
            <text:p>35903.9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2729.390625" calcext:value-type="float">
            <text:p>62729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057.703125" calcext:value-type="float">
            <text:p>100057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0308.5625" calcext:value-type="float">
            <text:p>140308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6873.1875" calcext:value-type="float">
            <text:p>166873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8189.609375" calcext:value-type="float">
            <text:p>178189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2303.71875" calcext:value-type="float">
            <text:p>182303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6057.71875" calcext:value-type="float">
            <text:p>186057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9890.453125" calcext:value-type="float">
            <text:p>189890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1886.546875" calcext:value-type="float">
            <text:p>191886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4417.40625" calcext:value-type="float">
            <text:p>194417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6634.96875" calcext:value-type="float">
            <text:p>196634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8326.109375" calcext:value-type="float">
            <text:p>198326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9516.671875" calcext:value-type="float">
            <text:p>199516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045.546875" calcext:value-type="float">
            <text:p>201045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971.25" calcext:value-type="float">
            <text:p>20197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2727.671875" calcext:value-type="float">
            <text:p>202727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3928.921875" calcext:value-type="float">
            <text:p>203928.9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4876.890625" calcext:value-type="float">
            <text:p>20487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5856.890625" calcext:value-type="float">
            <text:p>20585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6004.796875" calcext:value-type="float">
            <text:p>206004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7169.59375" calcext:value-type="float">
            <text:p>207169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8376.078125" calcext:value-type="float">
            <text:p>208376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8520.6875" calcext:value-type="float">
            <text:p>208520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7935.078125" calcext:value-type="float">
            <text:p>207935.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8524.703125" calcext:value-type="float">
            <text:p>208524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8855.765625" calcext:value-type="float">
            <text:p>208855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9277.734375" calcext:value-type="float">
            <text:p>209277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9744.140625" calcext:value-type="float">
            <text:p>209744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9814.171875" calcext:value-type="float">
            <text:p>209814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0063.0625" calcext:value-type="float">
            <text:p>210063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38.40576171875" calcext:value-type="float">
            <text:p>-238.4057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8.40576171875" calcext:value-type="float">
            <text:p>238.4057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3.49169921875" calcext:value-type="float">
            <text:p>833.4916992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29.74755859375" calcext:value-type="float">
            <text:p>1729.7475585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93.59326171875" calcext:value-type="float">
            <text:p>3293.5932617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41.56396484375" calcext:value-type="float">
            <text:p>6041.56396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263.302734375" calcext:value-type="float">
            <text:p>11263.30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716.1171875" calcext:value-type="float">
            <text:p>20716.1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274.1796875" calcext:value-type="float">
            <text:p>37274.1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4355.609375" calcext:value-type="float">
            <text:p>64355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831.03125" calcext:value-type="float">
            <text:p>100831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7961.84375" calcext:value-type="float">
            <text:p>137961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1620.609375" calcext:value-type="float">
            <text:p>161620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8907.21875" calcext:value-type="float">
            <text:p>168907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3633.328125" calcext:value-type="float">
            <text:p>173633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7080.625" calcext:value-type="float">
            <text:p>177080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79620.09375" calcext:value-type="float">
            <text:p>179620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3172.9375" calcext:value-type="float">
            <text:p>183172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5432.484375" calcext:value-type="float">
            <text:p>185432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7199.21875" calcext:value-type="float">
            <text:p>187199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8691.0625" calcext:value-type="float">
            <text:p>188691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9735.6875" calcext:value-type="float">
            <text:p>189735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0792.84375" calcext:value-type="float">
            <text:p>190792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2486.890625" calcext:value-type="float">
            <text:p>192486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3629.671875" calcext:value-type="float">
            <text:p>193629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565.5625" calcext:value-type="float">
            <text:p>194565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5364.25" calcext:value-type="float">
            <text:p>195364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721.125" calcext:value-type="float">
            <text:p>196721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880.84375" calcext:value-type="float">
            <text:p>197880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8173.671875" calcext:value-type="float">
            <text:p>198173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9090.890625" calcext:value-type="float">
            <text:p>199090.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9710.359375" calcext:value-type="float">
            <text:p>199710.3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00298.78125" calcext:value-type="float">
            <text:p>200298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0362" calcext:value-type="float">
            <text:p>2003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0616.53125" calcext:value-type="float">
            <text:p>200616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1233.234375" calcext:value-type="float">
            <text:p>201233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2140.125" calcext:value-type="float">
            <text:p>202140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02291.46875" calcext:value-type="float">
            <text:p>202291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2495.71875" calcext:value-type="float">
            <text:p>202495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2502.65625" calcext:value-type="float">
            <text:p>202502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.18503570556641" calcext:value-type="float">
            <text:p>-7.18503570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.5883092880249" calcext:value-type="float">
            <text:p>-8.5883092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99279260635376" calcext:value-type="float">
            <text:p>2.99279260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2.84895730018616" calcext:value-type="float">
            <text:p>-2.84895730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63424396514893" calcext:value-type="float">
            <text:p>8.63424396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.7580699920654" calcext:value-type="float">
            <text:p>20.75806999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0.0822143554688" calcext:value-type="float">
            <text:p>-10.08221435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92613315582275" calcext:value-type="float">
            <text:p>6.926133155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21.9053630828857" calcext:value-type="float">
            <text:p>-21.9053630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8.48759174346924" calcext:value-type="float">
            <text:p>-8.48759174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2.404536485672" calcext:value-type="float">
            <text:p>-2.40453648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.98637962341309" calcext:value-type="float">
            <text:p>3.98637962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6.46401262283325" calcext:value-type="float">
            <text:p>-6.46401262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.63901472091675" calcext:value-type="float">
            <text:p>-1.63901472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8.56059837341309" calcext:value-type="float">
            <text:p>-8.56059837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.7817335128784" calcext:value-type="float">
            <text:p>14.78173351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.0403254032135" calcext:value-type="float">
            <text:p>3.04032540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.4251384735107" calcext:value-type="float">
            <text:p>12.42513847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.6712789535522" calcext:value-type="float">
            <text:p>10.67127895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4.8604125976563" calcext:value-type="float">
            <text:p>-14.86041259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27.2224254608154" calcext:value-type="float">
            <text:p>-27.22242546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.43265008926392" calcext:value-type="float">
            <text:p>4.43265008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.4502754211426" calcext:value-type="float">
            <text:p>16.45027542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.27380871772766" calcext:value-type="float">
            <text:p>3.27380871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7.2444553375244" calcext:value-type="float">
            <text:p>-17.2444553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6.54470062255859" calcext:value-type="float">
            <text:p>-6.54470062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.96486759185791" calcext:value-type="float">
            <text:p>9.96486759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.92658424377441" calcext:value-type="float">
            <text:p>9.9265842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8.66662979125977" calcext:value-type="float">
            <text:p>-8.66662979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4.88508892059326" calcext:value-type="float">
            <text:p>-4.885088920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.2260417938232" calcext:value-type="float">
            <text:p>16.2260417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.7334127426147" calcext:value-type="float">
            <text:p>13.73341274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6.5025024414062" calcext:value-type="float">
            <text:p>26.50250244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.89366340637207" calcext:value-type="float">
            <text:p>9.89366340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.4403419494629" calcext:value-type="float">
            <text:p>31.44034194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.0949287414551" calcext:value-type="float">
            <text:p>34.09492874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4.9880428314209" calcext:value-type="float">
            <text:p>24.98804283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.5486373901367" calcext:value-type="float">
            <text:p>36.548637390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.0174331665039" calcext:value-type="float">
            <text:p>12.01743316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.6771488189697" calcext:value-type="float">
            <text:p>21.6771488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3.0732421875" calcext:value-type="float">
            <text:p>-463.073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3.0732421875" calcext:value-type="float">
            <text:p>463.073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73.6552734375" calcext:value-type="float">
            <text:p>1473.655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29.9541015625" calcext:value-type="float">
            <text:p>2829.9541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50.6181640625" calcext:value-type="float">
            <text:p>4850.618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669.9521484375" calcext:value-type="float">
            <text:p>8669.9521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776.0673828125" calcext:value-type="float">
            <text:p>15776.067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657.62890625" calcext:value-type="float">
            <text:p>28657.628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200.1640625" calcext:value-type="float">
            <text:p>50200.1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3212.171875" calcext:value-type="float">
            <text:p>83212.1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2574.2265625" calcext:value-type="float">
            <text:p>122574.2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4711.234375" calcext:value-type="float">
            <text:p>154711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9140.59375" calcext:value-type="float">
            <text:p>169140.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4177.453125" calcext:value-type="float">
            <text:p>174177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9009.984375" calcext:value-type="float">
            <text:p>179009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0727.0625" calcext:value-type="float">
            <text:p>180727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3932.609375" calcext:value-type="float">
            <text:p>183932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6244.234375" calcext:value-type="float">
            <text:p>186244.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8246.578125" calcext:value-type="float">
            <text:p>188246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9944.875" calcext:value-type="float">
            <text:p>189944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1034.421875" calcext:value-type="float">
            <text:p>191034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2451.40625" calcext:value-type="float">
            <text:p>192451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3382.015625" calcext:value-type="float">
            <text:p>193382.0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4166.0625" calcext:value-type="float">
            <text:p>194166.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5164.796875" calcext:value-type="float">
            <text:p>195164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5527.5625" calcext:value-type="float">
            <text:p>195527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96161.40625" calcext:value-type="float">
            <text:p>196161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96915.265625" calcext:value-type="float">
            <text:p>196915.2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088.25" calcext:value-type="float">
            <text:p>197088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7043.109375" calcext:value-type="float">
            <text:p>197043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7766.984375" calcext:value-type="float">
            <text:p>197766.9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8008.140625" calcext:value-type="float">
            <text:p>198008.1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8622.828125" calcext:value-type="float">
            <text:p>198622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8534.859375" calcext:value-type="float">
            <text:p>198534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8700.8125" calcext:value-type="float">
            <text:p>198700.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225.109375" calcext:value-type="float">
            <text:p>199225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99695.96875" calcext:value-type="float">
            <text:p>199695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9184.578125" calcext:value-type="float">
            <text:p>199184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9392.578125" calcext:value-type="float">
            <text:p>199392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9697.609375" calcext:value-type="float">
            <text:p>199697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96.81396484375" calcext:value-type="float">
            <text:p>-396.81396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96.81396484375" calcext:value-type="float">
            <text:p>396.813964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35.36376953125" calcext:value-type="float">
            <text:p>1135.36376953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11.10302734375" calcext:value-type="float">
            <text:p>1711.1030273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39.29833984375" calcext:value-type="float">
            <text:p>2539.29833984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00.97607421875" calcext:value-type="float">
            <text:p>3900.97607421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34.20849609375" calcext:value-type="float">
            <text:p>6434.20849609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154.685546875" calcext:value-type="float">
            <text:p>11154.685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453.654296875" calcext:value-type="float">
            <text:p>19453.65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805.390625" calcext:value-type="float">
            <text:p>34805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294.1875" calcext:value-type="float">
            <text:p>60294.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6403.7578125" calcext:value-type="float">
            <text:p>96403.7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6789.375" calcext:value-type="float">
            <text:p>136789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5894.3125" calcext:value-type="float">
            <text:p>165894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8675.4375" calcext:value-type="float">
            <text:p>178675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3447.40625" calcext:value-type="float">
            <text:p>183447.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7736.453125" calcext:value-type="float">
            <text:p>187736.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1742.84375" calcext:value-type="float">
            <text:p>191742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5187.9375" calcext:value-type="float">
            <text:p>195187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6825.640625" calcext:value-type="float">
            <text:p>196825.64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9882.671875" calcext:value-type="float">
            <text:p>199882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0850.5625" calcext:value-type="float">
            <text:p>200850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244.21875" calcext:value-type="float">
            <text:p>201244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2742.421875" calcext:value-type="float">
            <text:p>202742.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4123.78125" calcext:value-type="float">
            <text:p>204123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4589.5625" calcext:value-type="float">
            <text:p>204589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5546.46875" calcext:value-type="float">
            <text:p>205546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6083.4375" calcext:value-type="float">
            <text:p>206083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7402.734375" calcext:value-type="float">
            <text:p>207402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8203.71875" calcext:value-type="float">
            <text:p>208203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956.21875" calcext:value-type="float">
            <text:p>208956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9760.296875" calcext:value-type="float">
            <text:p>209760.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0452.53125" calcext:value-type="float">
            <text:p>210452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0410.375" calcext:value-type="float">
            <text:p>210410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0922.109375" calcext:value-type="float">
            <text:p>210922.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1413" calcext:value-type="float">
            <text:p>2114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1524.875" calcext:value-type="float">
            <text:p>211524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1661.46875" calcext:value-type="float">
            <text:p>211661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2343.03125" calcext:value-type="float">
            <text:p>212343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2097.9375" calcext:value-type="float">
            <text:p>212097.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59.3896484375" calcext:value-type="float">
            <text:p>-359.389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9.3896484375" calcext:value-type="float">
            <text:p>359.389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32.7802734375" calcext:value-type="float">
            <text:p>1032.780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48.4912109375" calcext:value-type="float">
            <text:p>1748.49121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50.4423828125" calcext:value-type="float">
            <text:p>2750.4423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17.3876953125" calcext:value-type="float">
            <text:p>4417.3876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538.9580078125" calcext:value-type="float">
            <text:p>7538.95800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294.0595703125" calcext:value-type="float">
            <text:p>13294.0595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885.71875" calcext:value-type="float">
            <text:p>23885.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397.875" calcext:value-type="float">
            <text:p>42397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2500.2734375" calcext:value-type="float">
            <text:p>72500.2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2828.609375" calcext:value-type="float">
            <text:p>112828.6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3405.5" calcext:value-type="float">
            <text:p>153405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7696.5625" calcext:value-type="float">
            <text:p>177696.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8078.28125" calcext:value-type="float">
            <text:p>188078.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1329.515625" calcext:value-type="float">
            <text:p>191329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5321.53125" calcext:value-type="float">
            <text:p>195321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8517.046875" calcext:value-type="float">
            <text:p>198517.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0979.515625" calcext:value-type="float">
            <text:p>200979.51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2562.84375" calcext:value-type="float">
            <text:p>202562.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4352.75" calcext:value-type="float">
            <text:p>204352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5259.4375" calcext:value-type="float">
            <text:p>205259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6287.09375" calcext:value-type="float">
            <text:p>206287.0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7761.875" calcext:value-type="float">
            <text:p>207761.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8879.96875" calcext:value-type="float">
            <text:p>208879.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9441.4375" calcext:value-type="float">
            <text:p>209441.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0141.953125" calcext:value-type="float">
            <text:p>210141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0756.625" calcext:value-type="float">
            <text:p>210756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11563.625" calcext:value-type="float">
            <text:p>211563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1939.125" calcext:value-type="float">
            <text:p>211939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3172.546875" calcext:value-type="float">
            <text:p>213172.5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3229.03125" calcext:value-type="float">
            <text:p>213229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4091.828125" calcext:value-type="float">
            <text:p>214091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4274.3125" calcext:value-type="float">
            <text:p>214274.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14343.671875" calcext:value-type="float">
            <text:p>214343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4803.484375" calcext:value-type="float">
            <text:p>214803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5481.828125" calcext:value-type="float">
            <text:p>215481.8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5341.90625" calcext:value-type="float">
            <text:p>215341.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5875.21875" calcext:value-type="float">
            <text:p>215875.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5459.6875" calcext:value-type="float">
            <text:p>215459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53.2880859375" calcext:value-type="float">
            <text:p>-253.288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3.2880859375" calcext:value-type="float">
            <text:p>253.2880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34.240234375" calcext:value-type="float">
            <text:p>834.2402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03.1689453125" calcext:value-type="float">
            <text:p>1503.16894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6.1904296875" calcext:value-type="float">
            <text:p>2486.19042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159.6376953125" calcext:value-type="float">
            <text:p>4159.6376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320.9248046875" calcext:value-type="float">
            <text:p>7320.92480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177.7646484375" calcext:value-type="float">
            <text:p>13177.7646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817.796875" calcext:value-type="float">
            <text:p>23817.79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222.32421875" calcext:value-type="float">
            <text:p>42222.3242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0638.78125" calcext:value-type="float">
            <text:p>70638.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6578.6875" calcext:value-type="float">
            <text:p>106578.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9129.203125" calcext:value-type="float">
            <text:p>139129.2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5538.859375" calcext:value-type="float">
            <text:p>155538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1817.328125" calcext:value-type="float">
            <text:p>161817.32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5049.953125" calcext:value-type="float">
            <text:p>165049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7906.46875" calcext:value-type="float">
            <text:p>167906.46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0665.625" calcext:value-type="float">
            <text:p>170665.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2654.125" calcext:value-type="float">
            <text:p>172654.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4234.03125" calcext:value-type="float">
            <text:p>174234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5705.65625" calcext:value-type="float">
            <text:p>175705.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6977.859375" calcext:value-type="float">
            <text:p>176977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8006.703125" calcext:value-type="float">
            <text:p>178006.7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9127.578125" calcext:value-type="float">
            <text:p>179127.578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9772.859375" calcext:value-type="float">
            <text:p>179772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0257.765625" calcext:value-type="float">
            <text:p>180257.765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81277.390625" calcext:value-type="float">
            <text:p>181277.3906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2187.953125" calcext:value-type="float">
            <text:p>182187.9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2595.03125" calcext:value-type="float">
            <text:p>182595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3393.859375" calcext:value-type="float">
            <text:p>183393.859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4190.484375" calcext:value-type="float">
            <text:p>184190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4524.734375" calcext:value-type="float">
            <text:p>184524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5078.671875" calcext:value-type="float">
            <text:p>185078.671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5598.5" calcext:value-type="float">
            <text:p>185598.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5664.375" calcext:value-type="float">
            <text:p>185664.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6656.03125" calcext:value-type="float">
            <text:p>186656.0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86830.53125" calcext:value-type="float">
            <text:p>186830.531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7098.484375" calcext:value-type="float">
            <text:p>187098.48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87169.75" calcext:value-type="float">
            <text:p>187169.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7233.734375" calcext:value-type="float">
            <text:p>187233.7343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 table:number-rows-repeated="10447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plification_20_Data" style:display-name="PageStyle_Amplification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94" meta:object-count="0"/>
    <meta:generator>LibreOffice/5.0.5.2$MacOSX_X86_64 LibreOffice_project/55b006a02d247b5f7215fc6ea0fde844b30035b3</meta:generator>
  </office:meta>
</office:document-meta>
</file>